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ff" draw:stroke-linejoin="round" svg:stroke-linecap="square" draw:fill="solid" draw:fill-color="#0000ff" draw:opacity="100%" draw:textarea-horizontal-align="center" draw:textarea-vertical-align="middle" fo:padding-top="0.07cm" fo:padding-bottom="0.07cm" fo:padding-left="0.07cm" fo:padding-right="0.07cm"/>
    </style:style>
    <style:style style:name="gr2" style:family="graphic" style:parent-style-name="standard">
      <style:graphic-properties draw:stroke="solid" svg:stroke-width="0cm" svg:stroke-color="#ff0000" draw:stroke-linejoin="round" svg:stroke-linecap="square" draw:fill="solid" draw:fill-color="#ff0000" draw:opacity="100%" draw:textarea-horizontal-align="center" draw:textarea-vertical-align="middle" fo:padding-top="0.07cm" fo:padding-bottom="0.07cm" fo:padding-left="0.07cm" fo:padding-right="0.07cm"/>
    </style:style>
    <style:style style:name="gr3" style:family="graphic" style:parent-style-name="standard">
      <style:graphic-properties draw:stroke="solid" svg:stroke-width="0cm" svg:stroke-color="#008000" draw:stroke-linejoin="round" svg:stroke-linecap="square" draw:fill="solid" draw:fill-color="#008000" draw:opacity="100%" draw:textarea-horizontal-align="center" draw:textarea-vertical-align="middle" fo:padding-top="0.07cm" fo:padding-bottom="0.07cm" fo:padding-left="0.07cm" fo:padding-right="0.07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416cm" fo:min-width="2.361cm"/>
    </style:style>
    <style:style style:name="gr5" style:family="graphic" style:parent-style-name="standard">
      <style:graphic-properties draw:stroke="none" svg:stroke-width="0.106cm" draw:marker-start-width="0.359cm" draw:marker-end-width="0.359cm" draw:fill="solid" draw:fill-color="#000000"/>
    </style:style>
    <style:style style:name="gr6" style:family="graphic" style:parent-style-name="standard">
      <style:graphic-properties draw:stroke="none" svg:stroke-width="0.159cm" draw:marker-start-width="0.438cm" draw:marker-end-width="0.438cm" draw:fill="solid" draw:fill-color="#000000"/>
    </style:style>
    <style:style style:name="gr7" style:family="graphic" style:parent-style-name="standard">
      <style:graphic-properties draw:stroke="solid" svg:stroke-width="0.159cm" svg:stroke-color="#000000" draw:marker-start-width="0.396cm" draw:marker-end-width="0.396cm" draw:stroke-linejoin="round" svg:stroke-linecap="butt" draw:fill="none" fo:padding-top="0.079cm" fo:padding-bottom="0.079cm" fo:padding-left="0.079cm" fo:padding-right="0.079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504cm" fo:min-width="1.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504cm" fo:min-width="1.31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fill-color="#729fcf" draw:textarea-horizontal-align="left" draw:textarea-vertical-align="top" draw:auto-grow-height="true" draw:auto-grow-width="true" fo:min-height="1.504cm" fo:min-width="1.05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504cm" fo:min-width="2.62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5.711cm" fo:padding-top="0cm" fo:padding-bottom="0cm" fo:padding-left="0cm" fo:padding-right="0cm"/>
    </style:style>
    <style:style style:name="gr13" style:family="graphic" style:parent-style-name="standard">
      <style:graphic-properties draw:stroke="none" draw:fill="solid" draw:fill-color="#00000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504cm" fo:min-width="0.98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504cm" fo:min-width="0.98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2.323cm" fo:min-width="6.056cm" fo:padding-top="0cm" fo:padding-bottom="0cm" fo:padding-left="0cm" fo:padding-right="0cm"/>
    </style:style>
    <style:style style:name="gr17" style:family="graphic" style:parent-style-name="objectwithoutfill">
      <style:graphic-properties svg:stroke-width="0.106cm" draw:marker-start-width="0.359cm" draw:marker-end-width="0.359cm" draw:fill="none" draw:textarea-horizontal-align="center" draw:textarea-vertical-align="middle" fo:padding-top="0.053cm" fo:padding-bottom="0.053cm" fo:padding-left="0.053cm" fo:padding-right="0.053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2.628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fo:min-height="1.75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417cm" fo:min-width="2.31cm"/>
    </style:style>
    <style:style style:name="gr21" style:family="graphic" style:parent-style-name="standard">
      <style:graphic-properties draw:stroke="none" svg:stroke-color="#000000" draw:fill="none" draw:fill-color="#ffffff" fo:min-height="1.823cm"/>
    </style:style>
    <style:style style:name="gr22" style:family="graphic" style:parent-style-name="standard">
      <style:graphic-properties draw:stroke="none" svg:stroke-color="#000000" draw:fill="none" draw:fill-color="#ffffff" fo:min-height="1.822cm"/>
    </style:style>
    <style:style style:name="gr23" style:family="graphic" style:parent-style-name="standard">
      <style:graphic-properties draw:stroke="solid" svg:stroke-width="0.106cm" svg:stroke-color="#000000" draw:marker-start-width="0.317cm" draw:marker-end="Arrow" draw:marker-end-width="0.317cm" draw:stroke-linejoin="miter" svg:stroke-linecap="square" draw:fill="none" fo:padding-top="0.053cm" fo:padding-bottom="0.053cm" fo:padding-left="0.053cm" fo:padding-right="0.053cm"/>
    </style:style>
    <style:style style:name="gr24" style:family="graphic" style:parent-style-name="standard">
      <style:graphic-properties draw:stroke="solid" svg:stroke-width="0cm" svg:stroke-color="#0000ff" draw:stroke-linejoin="round" svg:stroke-linecap="square" draw:fill="solid" draw:fill-color="#0000ff" draw:opacity="100%" draw:textarea-horizontal-align="center" draw:textarea-vertical-align="middle" fo:padding-top="0.026cm" fo:padding-bottom="0.026cm" fo:padding-left="0.026cm" fo:padding-right="0.026cm"/>
    </style:style>
    <style:style style:name="gr25" style:family="graphic" style:parent-style-name="standard">
      <style:graphic-properties draw:stroke="solid" svg:stroke-width="0cm" svg:stroke-color="#ff0000" draw:stroke-linejoin="round" svg:stroke-linecap="square" draw:fill="solid" draw:fill-color="#ff0000" draw:opacity="100%" draw:textarea-horizontal-align="center" draw:textarea-vertical-align="middle" fo:padding-top="0.026cm" fo:padding-bottom="0.026cm" fo:padding-left="0.026cm" fo:padding-right="0.026cm"/>
    </style:style>
    <style:style style:name="gr26" style:family="graphic" style:parent-style-name="standard">
      <style:graphic-properties draw:stroke="solid" draw:stroke-dash="stroke-dash30" svg:stroke-width="0cm" svg:stroke-color="#008000" draw:stroke-linejoin="round" svg:stroke-linecap="butt" draw:fill="solid" draw:fill-color="#008000" draw:opacity="100%" draw:textarea-horizontal-align="center" draw:textarea-vertical-align="middle" fo:padding-top="0.026cm" fo:padding-bottom="0.026cm" fo:padding-left="0.026cm" fo:padding-right="0.026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1.905cm" fo:min-width="2.54cm"/>
    </style:style>
    <style:style style:name="P1" style:family="paragraph">
      <loext:graphic-properties draw:fill="solid" draw:fill-color="#0000ff" draw:opacity="100%"/>
      <style:paragraph-properties fo:text-align="center"/>
    </style:style>
    <style:style style:name="P2" style:family="paragraph">
      <loext:graphic-properties draw:fill="solid" draw:fill-color="#ff0000" draw:opacity="100%"/>
      <style:paragraph-properties fo:text-align="center"/>
    </style:style>
    <style:style style:name="P3" style:family="paragraph">
      <loext:graphic-properties draw:fill="solid" draw:fill-color="#008000" draw:opacity="10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 draw:fill-color="#000000"/>
      <style:text-properties fo:font-size="40pt"/>
    </style:style>
    <style:style style:name="P6" style:family="paragraph">
      <loext:graphic-properties draw:fill="none"/>
      <style:text-properties fo:font-size="40pt"/>
    </style:style>
    <style:style style:name="P7" style:family="paragraph">
      <style:paragraph-properties fo:text-align="start" style:writing-mode="lr-tb"/>
      <style:text-properties fo:font-size="36.5pt"/>
    </style:style>
    <style:style style:name="P8" style:family="paragraph">
      <loext:graphic-properties draw:fill="none"/>
      <style:paragraph-properties fo:text-align="start" style:writing-mode="lr-tb"/>
      <style:text-properties fo:font-size="36.5pt" style:font-size-asian="30pt" style:font-size-complex="30pt"/>
    </style:style>
    <style:style style:name="P9" style:family="paragraph">
      <loext:graphic-properties draw:fill="none"/>
      <style:paragraph-properties fo:text-align="start" style:writing-mode="lr-tb"/>
      <style:text-properties fo:font-size="36.5pt" style:font-size-asian="10pt" style:font-size-complex="10pt"/>
    </style:style>
    <style:style style:name="P10" style:family="paragraph">
      <loext:graphic-properties draw:fill="none" draw:fill-color="#729fcf"/>
      <style:paragraph-properties fo:text-align="start" style:writing-mode="lr-tb"/>
      <style:text-properties fo:font-size="36.5pt" style:font-size-asian="10pt" style:font-size-complex="10pt"/>
    </style:style>
    <style:style style:name="P11" style:family="paragraph">
      <style:paragraph-properties fo:text-align="start" style:writing-mode="lr-tb"/>
      <style:text-properties fo:font-size="36.5pt" style:font-size-asian="40pt" style:font-size-complex="40pt"/>
    </style:style>
    <style:style style:name="P12" style:family="paragraph">
      <loext:graphic-properties draw:fill="none"/>
      <style:paragraph-properties fo:text-align="start" style:writing-mode="lr-tb"/>
      <style:text-properties fo:font-size="36.5pt" style:font-size-asian="40pt" style:font-size-complex="40pt"/>
    </style:style>
    <style:style style:name="P13" style:family="paragraph">
      <style:paragraph-properties fo:text-align="start" style:writing-mode="lr-tb"/>
      <style:text-properties style:font-name="DejaVu Sans" fo:font-size="36.5pt" style:font-size-asian="40pt" style:font-size-complex="40pt"/>
    </style:style>
    <style:style style:name="P14" style:family="paragraph">
      <loext:graphic-properties draw:fill="none"/>
      <style:paragraph-properties fo:text-align="start" style:writing-mode="lr-tb"/>
      <style:text-properties style:font-name="DejaVu Sans" fo:font-size="36.5pt" style:font-size-asian="40pt" style:font-size-complex="4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font-size="45pt" style:font-size-asian="45pt" style:font-size-complex="45pt"/>
    </style:style>
    <style:style style:name="P17" style:family="paragraph">
      <loext:graphic-properties draw:fill="none" draw:fill-color="#ffffff"/>
      <style:text-properties fo:font-size="45pt" style:font-size-asian="45pt" style:font-size-complex="45pt"/>
    </style:style>
    <style:style style:name="P18" style:family="paragraph">
      <style:text-properties fo:font-size="36.5pt"/>
    </style:style>
    <style:style style:name="P19" style:family="paragraph">
      <loext:graphic-properties draw:fill="none" draw:fill-color="#ffffff"/>
      <style:text-properties fo:font-size="36.5pt" style:font-size-asian="40pt" style:font-size-complex="40pt"/>
    </style:style>
    <style:style style:name="P20" style:family="paragraph">
      <loext:graphic-properties draw:fill="none"/>
    </style:style>
    <style:style style:name="P21" style:family="paragraph">
      <loext:graphic-properties draw:fill="solid" draw:fill-color="#000000"/>
    </style:style>
    <style:style style:name="P22" style:family="paragraph">
      <loext:graphic-properties draw:fill-color="#ffffff"/>
      <style:paragraph-properties fo:margin-left="1.27cm" fo:margin-right="1.11cm" fo:text-align="center" fo:text-indent="-0.792cm"/>
    </style:style>
    <style:style style:name="T1" style:family="text">
      <style:text-properties fo:color="#000000" style:font-name="DejaVuSans" style:font-size-asian="30pt" style:font-name-complex="DejaVuSans" style:font-size-complex="30pt"/>
    </style:style>
    <style:style style:name="T2" style:family="text">
      <style:text-properties fo:color="#000000" style:font-name="DejaVuSans" style:font-size-asian="10pt" style:font-name-complex="DejaVuSans" style:font-size-complex="10pt"/>
    </style:style>
    <style:style style:name="T3" style:family="text">
      <style:text-properties fo:color="#000000" style:font-name="DejaVuSans" fo:font-size="40pt" style:font-size-asian="40pt" style:font-name-complex="DejaVuSans" style:font-size-complex="40pt"/>
    </style:style>
    <style:style style:name="T4" style:family="text">
      <style:text-properties fo:color="#000000" style:font-name="DejaVu Sans" fo:font-size="40pt" style:font-size-asian="40pt" style:font-name-complex="DejaVuSans" style:font-size-complex="40pt"/>
    </style:style>
    <style:style style:name="T5" style:family="text">
      <style:text-properties fo:font-size="45pt" style:font-size-asian="45pt" style:font-size-complex="45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text-position="super 58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7.779cm" svg:height="10.931cm" svg:x="2.204cm" svg:y="1.988cm" svg:viewBox="0 0 17780 10932" svg:d="M17780 10932h-2602c-4 0-9-1-13-2-3-2-6-2-8-5-1-1-3-3-4-6l-25-198c0-1 0-1 0-1l-27-897-106-5368-26-825-27-375-11-34-19 79c-1 2-2 4-3 5-2 1-2 2-3 2l-27 17c-2 2-4 3-6 4-4 1-8 2-13 2-4 0-7-1-12-2-4-2-7-4-8-6-1 0-1-1-2-2l-3-2-30 38c-1 0-1 1-1 1-3 2-5 3-9 4-4 2-7 2-12 2s-9 0-13-2c-3-1-6-2-8-4-3-2-3-4-3-6l-29-194v-1l-15-189-18 149c0 2-2 4-4 6-3 2-5 3-9 4-3 1-7 2-12 2s-9-1-13-2c-2-1-6-2-8-4l-27-24h-1v-1l-7 42v1l-28 86c0 2-2 4-3 6-3 1-5 2-9 4-3 1-6 1-10 2l-28 1c-1 0-2 0-2 0-5 0-8 0-13-2-3-1-6-3-8-5-2 0-3-1-3-3l-26-59-9 30c-1 1-1 3-3 3-2 3-4 4-8 6-5 1-9 2-12 2-5 0-8-1-12-2l-7-2-13 13-26 97c-1 2-1 3-3 4-2 2-5 4-9 5-4 2-8 2-13 2-3 0-7 0-11-2-4-1-7-3-10-5v-1l-36 97-54 246c0 2 0 3-2 5-1 2-5 4-9 4-4 2-7 2-12 2s-9 0-13-2c-4 0-6-2-9-4-1-2-2-3-2-5l-26-115v-1l-25-908-29 929c0 2-1 5-4 6-1 2-3 4-8 5-4 2-8 2-13 2-3 0-7 0-12-2-4-1-6-3-8-5-2-1-3-3-3-5l-20-113-10 29c-2 1-3 1-4 3s-4 3-6 4l-22 8-23 25c-1 1-1 1-1 1-3 2-5 4-9 5-4 2-8 2-13 2-3 0-7 0-12-2-4-1-6-3-9-5-1-1-2-2-4-5l-7-34-19 261c0 0 0 1-1 1l-29 102c-1 2-1 4-3 5-3 2-4 3-9 5-4 1-8 1-11 1-5 0-9 0-13-1-5-2-7-3-9-5-1 0-1 0-1 0l-26-28v-1l-29-38c0-1-1-2-1-4l-9-45c-2 1-5 2-6 3-5 2-9 2-12 2-5 0-9 0-13-2-2 0-4-1-5-2l-27-14c-1-1-3-2-4-3-1-2-2-3-4-4l-21-93-12 38v1l-28 55c0 1-1 2-2 3-3 2-5 4-9 5s-8 2-13 2c-4 0-8-1-12-2s-6-3-9-5c0-1-1-2-2-3l-33 128c-1 2-2 4-3 6-3 2-5 3-9 4-5 1-9 2-13 2-5 0-8-1-12-2s-6-2-9-4c-2-2-2-4-3-5l-53-169c0-1 0-1 0-1l-2-6-2 11-27 265c0 1 0 1 0 1l-52 214-53 837-25 210-79 1224-53 1294-25 495c0 1 0 1 0 1l-26 317-26 209c0 0 0 1 0 2l-26 74-26 285-110 1070v1l-29 124v1l-25 70-26 366v1l-25 173c-1 3-2 5-4 6-2 3-5 3-8 5-4 1-9 2-13 2h-2952c-4 0-9-1-13-2-3-2-6-2-8-5-2-2-3-4-3-6l-27-405-53-1584-26-894-52-2871-54-2095-26-845-26-494-24-306-15-95-14 66-28 294c0 0 0 1-1 1l-25 104c0 2-2 3-3 5-2 2-5 4-10 4-4 1-7 2-12 2-4 0-8-1-12-2-3 0-7-2-8-4-3-2-4-4-4-6l-26-285-55-114c-1-1-1-2-1-2l-26-834-4-57v10l-28 371-26 472v1l-26 282c0 1 0 2-1 4l-24 40-26 163-77 311c-2 2-3 4-4 6-3 2-5 4-9 4-4 1-6 2-10 2l-9 1-22 50c-1 1-3 3-4 4l-1 1-22 19-25 99-25 196-2 1-26 80c-1 2-1 3-4 5-2 2-3 3-8 5h-1l-19 6-23 22-77 657v1l-27 130-25 98-26 173c0 2-2 4-3 5-2 2-5 4-9 5-1 0-1 1-1 1l-27 7c-4 1-7 1-12 1h-3l-51 294-27 221v1l-27 96c0 1-1 2-3 4s-5 4-8 5c-4 1-9 1-13 1-3 0-7 0-11-1l-45 90c0 2 0 3-2 4-2 2-4 4-8 4-5 2-9 2-12 2-5 0-9 0-13-2-2 0-2 0-5 0l-12 30-53 532c0 1 0 1 0 2l-26 79c-1 2-1 3-3 4-3 2-5 4-9 5s-8 2-13 2c-3 0-7-1-12-2-4-1-6-3-9-5-1-1-2-3-4-5l-12-75-14 128-52 401-82 906-27 186c0 1 0 1 0 2l-53 177-28 488-27 323-29 249-26 285c0 1 0 1 0 2l-52 191-27 230-27 341c0 1 0 1 0 2l-29 132c0 1 0 1 0 2l-26 55-23 181c0 2-3 3-4 5-3 2-5 4-9 5-5 1-9 2-12 2-5 0-9-1-13-2s-6-3-9-5c-2-2-3-3-3-6l-30-462v-1l-7-145-22 1139-27 913v1l-25 146c0 2-2 3-3 5l-26 28c-2 3-5 3-9 5-3 1-7 2-12 2h-2945c-5 0-9-1-12-2-4-2-7-2-9-5-3-2-3-4-3-6l-27-332v-1l-26-1002-28-1343-25-982-25-733v-1l-25-1472-24-2051-23-1075-6 23c-1 1-3 2-4 4-2 2-5 4-9 5-3 1-7 2-12 2-4 0-9-1-13-2-3-1-6-3-8-5s-3-3-3-6l-26-908h-4c-3 0-7 0-11-2-4-1-7-3-10-5-1-1-2-3-2-5l-27-122v-1l-26-152v-1l-22-177-9 21c0 2-1 3-2 4-3 2-5 4-9 5-5 1-8 2-13 2s-8-1-12-2c-3-1-5-3-8-4l-8 20c-2 0-2 2-3 3-2 2-5 4-9 5-3 1-8 2-12 2s-9-1-12-2c-4-1-7-3-9-5-1-2-1-3-3-4l-26-66v-1l-7-40-25 167c-2 2-2 2-2 3l-26 58-27 77v1l-52 94-54 466-26 180c0 1 0 1 0 1l-28 88-106 528c0 0 0 1 0 2l-27 56-52 212-2 1-23 48-27 118-25 218c0 2 0 4-2 6-3 3-5 4-10 5-4 1-6 2-11 2s-9-1-13-2c-3-1-7-2-8-5-2-1-3-2-3-3l-21-45-9 24c-1 1-1 2-1 3l-25 34-50 198-27 180v1l-26 91-53 113-50 245c0 1-1 2-1 2l-26 54-54 222-26 151c-1 2-1 4-2 5-3 2-7 4-10 5-4 1-8 2-13 2s-7-1-11-2-8-3-10-5c-1 0-1-1-3-3l-8-20-23 179c-1 1-2 3-3 5-3 2-5 4-9 5s-9 1-13 1c-5 0-8 0-12-1s-6-3-9-5c-1-1-2-3-4-4l-8-24-24 174c0 1-1 2-1 3l-28 48c-1 1-1 2-2 3-3 1-5 4-9 5s-9 2-12 2c-4 0-9-1-13-2s-6-4-9-5c-1-2-2-3-3-5l-13-64-18 53c0 2-2 4-3 5-2 2-6 3-10 4-4 2-7 2-11 2-5 0-9 0-13-2-3-1-7-2-10-4-1-2-2-4-2-6l-18-202-16 573-26 750v1l-27 218-27 353-27 476-54 633c0 1 0 1 0 1l-106 897c0 0 0 1 0 2l-25 53-52 637-26 776-27 623v1l-25 121-29 550c0 2-1 4-3 6-2 3-6 3-10 5-3 1-7 2-12 2h-2314v-26h2292l26-539v-1l26-120 26-623 28-776 51-638c0-1 1-2 1-3l25-54 106-896 53-632 27-476v-1l27-352v-1l26-218 28-750 27-997c0-2 1-4 4-6 2-3 5-4 9-4 3-2 7-2 12-2 4 0 7 0 12 2 4 0 7 1 9 4 1 2 4 4 4 5l45 529 17-17c0-1 0-1 1-1 3-2 5-3 9-5 4-1 8-2 13-2 3 0 8 1 12 2 4 2 6 3 9 5 1 2 2 3 2 5l10 42 23-177c1-2 2-4 4-6s5-3 7-4l26-10c1 0 1 0 1 0 5-1 9-2 13-2 5 0 9 1 12 2l18-136c0-1 1-3 2-5 3-3 5-4 9-5l26-9c4-1 8-1 13-1 3 0 7 0 12 1 1 0 1 1 4 1l14-82 53-222c0-1 1-2 1-2l27-55 51-245c0-1 0-1 0-1l51-113 26-90 26-179 53-201c0-1 0-2 1-3l25-35 25-74c1-1 2-2 3-4 3-2 5-4 9-5s8-1 13-1c3 0 8 0 12 1s6 3 9 5c0 1 1 2 1 3l13 19 16-140c0-1 0-1 0-1l26-120c0-1 1-1 1-1l24-48 54-211c0-1 0-1 0-2l27-55 105-528v-1l27-88 26-179 54-467c0-2 0-3 1-4l53-94 27-77 26-57 26-177 28-98c0-2 1-3 2-5 3-2 5-3 9-4 4-2 7-2 12-2s9 0 13 2c4 1 6 2 9 4 1 2 3 4 3 6l28 146 4 8v-2c1-2 1-3 3-3 3-2 4-4 9-5 4-2 7-2 12-2 4 0 8 0 13 2 1 1 4 2 6 3l9-23c1-2 1-3 4-4 1-2 3-3 7-5 5-1 9-2 13-2 3 0 6 1 8 1l25 5c3 0 4 0 5 0 4 2 6 4 9 6 2 2 2 4 2 5l28 216 25 154 25 109h5c3 0 7 1 11 2 5 1 7 3 10 5 2 2 2 4 2 6l22 723 8-52c0-1 2-3 3-6 2-2 5-4 10-4 4-1 7-2 12-2 4 0 8 1 11 2 4 0 8 2 9 4 3 3 4 5 4 7l26 1303 26 2052 24 1472 26 734 24 981 29 1344 24 1002 27 320h2905l17-18 25-144 26-913 26-1260v-1l27-378c1-2 1-4 3-6 3-2 5-4 9-5s7-1 12-1 9 0 13 1 6 3 9 5c2 2 3 4 3 7l25 645 18 256 15-34 28-131 27-342 26-230c1 0 1-1 1-1l52-192 27-286 28-247 28-323 26-489c0-1 0-1 0-2l55-177 26-186 81-905c0-1 0-1 0-1l52-401 27-223c0-3 0-4 2-6 2-3 5-4 9-5 3-1 7-2 12-2s9 1 13 2c3 1 6 2 8 5 2 0 2 0 2 0l27 30c0 2 1 3 1 5l7 30 48-502c0-1 0-2 1-3l27-60c1-2 1-3 2-4 3-2 5-4 9-5s9-2 12-2c4 0 9 1 13 2 2 1 3 1 3 2l40-80c2-1 3-2 3-4 2-1 6-3 10-4s7-2 12-2c3 0 4 0 7 1l21-74 25-221c0-1 0-1 0-1l53-305c0-2 2-4 4-6 3-2 5-4 9-4 4-1 7-2 12-2h21l9-3 26-167 24-98 26-129 79-659c0-2 1-4 2-6l29-29v-1c2-1 5-2 9-4h1l16-5 24-72 26-196c0-1 0-1 0-1l26-104c0-1 0-2 3-4 0 0 0-1 1-1l24-20 26-57c0-1 1-2 2-3 2-3 5-4 9-5s6-1 10-2h7l75-300 25-165c0-1 1-1 3-2l23-40 27-282 26-472 26-371 26-498c0-2 1-4 3-7 2-1 6-3 10-4 3-1 7-2 12-2 4 0 8 1 11 2 4 1 8 3 10 4 3 3 3 5 3 7l26 546 27 832 56 113c0 1 0 1 0 2l10 111 22-222c0-1 0-1 0-1l26-118c0 0 0-2 2-3l25-29c0-1 0-1 1-1 2-3 5-4 9-6 4 0 8-1 13-1s7 1 11 1c4 2 7 3 10 6 1 1 2 4 2 5l27 175h1l23 307 27 494v1l26 845 53 2095 53 2871 26 893 52 1584 27 393h2906l23-162 27-368c0 0 0-1 1-2l25-70 27-123 110-1069 25-287v-1l27-75 25-207 26-317 27-495 52-1295 80-1224 25-211 52-837c0-1 0-1 0-2l52-213 27-265c0-1 0-1 0-1l26-117c0-1 1-3 2-5 3-3 6-4 10-5s8-2 11-2c5 0 9 1 13 2s7 2 10 5c1 2 2 3 2 4l27 112 27 86 34-124c0-2 0-4 2-5 1-2 5-4 9-5s7-2 12-2 8 1 12 2c3 1 7 3 10 5 1 1 2 2 2 4l6 19 28-85c0-2 1-3 2-5 3-2 5-3 10-4 4-2 8-2 11-2 5 0 9 0 13 2 4 1 7 2 9 4v1l27 28c1 1 2 3 2 5l20 85 13-37c1-2 2-3 4-5 2-1 5-3 8-4 5-2 9-2 13-2 5 0 9 0 12 2 4 1 7 3 9 4 3 2 3 4 4 6l25 132 17 24 16-59 25-316c0-2 0-3 2-5l26-28c0-1 1-1 1-1 2-2 5-4 9-5 3-2 7-2 12-2 4 0 8 0 13 2 3 1 6 3 8 5s3 2 3 4l19 79 13-5 25-65c1-1 1-2 4-3 2-3 4-4 9-6 3-1 7-2 12-2h25c3 0 5 1 8 1l46-1491c0-3 1-5 3-6 2-3 5-4 9-6 4-1 8-2 13-2 3 0 8 1 12 2 4 2 6 3 9 6 1 1 2 3 2 6l26 696 25 941 2 4 30-136v-1l53-148c1-2 3-3 4-4 2-2 5-4 9-5 3-1 7-2 12-2s9 1 13 2c1 1 3 1 5 2l11-43c0-2 1-3 2-5l28-26c2-1 5-3 8-4 4-2 8-2 13-2 4 0 6 0 10 1l22-78c0-1 2-3 3-5 2-1 5-3 9-4 3-2 7-2 12-2s9 0 12 2c4 1 7 3 9 4 1 2 3 3 3 4l43 97 18-61 28-129c0-2 2-3 3-5 2-2 6-4 10-5s7-2 11-2c5 0 9 1 13 2 3 1 7 3 10 5 1 1 1 3 1 4l15 41 19-155v-1l28-77c0-1 1-2 3-3 2-2 5-4 8-5 4-2 8-2 13-2s9 0 12 2c4 1 7 3 9 5 3 1 4 3 4 6l26 339 21 141 14-17c1-1 1-1 1-2 1-2 5-4 9-5s7-1 12-1 9 0 13 1 6 3 9 5c1 1 1 1 1 2l6 8 25-104c0-1 1-2 4-4 1-2 3-4 7-5l1-1 27-8c3-1 8-1 12-1s9 0 13 2c3 1 6 3 8 5s2 2 3 4l26 76c0 1 0 2 0 2l27 376v1l27 824 106 5369 26 896 23 187h2580z">
          <text:p/>
        </draw:path>
        <draw:path draw:style-name="gr2" draw:text-style-name="P2" draw:layer="layout" svg:width="17.779cm" svg:height="9.676cm" svg:x="2.234cm" svg:y="3.221cm" svg:viewBox="0 0 17780 9677" svg:d="M17780 9677h-1258c-5 0-9 0-13-1-3-1-7-3-8-5-3-2-3-4-4-6l-25-178-26-110-20-32h-3l-12 4-49 72c-1 1-1 1-1 2-2 1-4 2-6 3l-19 9-23 230c0 1-2 3-3 6-2 2-5 4-9 5-3 1-8 1-12 1h-503c-5 0-8 0-12-1s-6-3-9-5c-2-3-4-5-4-6l-53-717-26-251v-1l-27-340-26-72c0-1 0-2 0-2l-27-251-25-66c-1 0-1-1-1-1l-27-518-27-234v-1l-26-1361-52-1039h-3c-5 0-9 0-12-2-4-1-8-3-9-4-3-3-4-5-4-7l-16-1435-13 119c0 3-1 4-3 6-3 2-5 4-9 5s-8 2-13 2c-3 0-7-1-12-2-4-1-6-3-7-5-2-1-2-1-3-2l-20-24h-194c-2 0-2-1-3-1l-78-4c-4 0-8 0-10-1-3-1-5-2-7-4l-28-18-12 13c0 0 0 1-1 1-2 3-5 4-9 5-3 2-7 2-12 2-4 0-9 0-12-2-3-1-5-2-8-3l-25-20c-1 0-1 0-1-1l-28-26c-1-1-1-1-1-2l-6 46c0 2-1 4-4 6-2 2-5 3-8 4-4 1-8 2-13 2-2 0-5-1-7-1l-53-10c-1 0-2 0-4-1-5 0-6-2-8-5-2 0-3-1-3-2l-7 13c0 1 0 1-3 2-1 2-3 3-8 5-4 1-8 2-13 2h-81l-69 4-18 12-26 62c0 2-2 3-3 5-2 1-5 3-9 4-3 1-7 2-12 2s-8-1-13-2c-3-1-6-3-8-4s-2-2-2-3l-11-17h-1c-3 2-4 4-8 5-3 1-7 2-12 2h-4l-27 568c0 1-1 1-1 2l-27 111c0 2-1 4-2 6-3 1-5 3-9 4-4 2-7 2-12 2h-28c-3 0-7 0-11-2-4-1-7-3-10-4-1-2-2-4-2-6l-28-193v-1l-25-235c-1 1-3 1-5 1-5 0-8-1-12-2-1-1-3-2-5-2l-28-15c-1 0-1-1-3-3-2-1-3-2-3-3l-17-53-12 129c0 2-2 3-3 5-3 3-5 4-9 5-4 2-9 2-12 2h-3l-25 459-25 364-26 243c0 1-1 3-4 5-2 2-5 4-8 5-4 1-8 2-13 2s-9-1-12-2c-4-1-7-3-9-5 0-1-1-1-3-2l-25-40v-1l-27-51c0-1 0-2 0-2l-26-105v-1l-26-635h-3c-5 0-9-1-12-2-4-2-7-3-9-6-3-1-4-3-4-5l-25-260-25-147-27-210h-3c-5 0-8-1-12-2s-6-3-9-4c-2-3-2-4-2-7l-29-161v-1l-26-253-26-917-19-313-14 108-28 2033-27 782-27 1403-26 1076-28 749v1l-28 95-53 218-52 206-27 159-25 261c0 3-2 5-4 7-1 2-4 3-8 4-5 2-8 2-12 2h-4l-25 436-25 331c-1 1-1 3-2 6-3 2-6 4-10 5s-8 1-13 1h-1978c-5 0-9 0-13-1-3-1-6-3-8-5-3-2-3-4-3-5l-29-182-15-56-13 68c-1 2-1 4-3 4-2 3-6 4-10 6-3 1-7 2-12 2h-26c-5 0-9-1-13-2s-6-3-7-5l-15-11-19 175c0 1-1 3-4 6-2 2-5 4-8 5-4 1-8 1-13 1h-630c-3 0-7 0-12-1-4-1-6-3-9-5-1-2-2-4-3-5l-28-139v-1l-26-339-80-921-25-58c0-1-1-2-1-3l-52-572v-1l-27-508-25-669-52-1818-24-685-5 29c-1 2-2 4-3 5-3 3-5 4-9 6-4 1-9 2-12 2h-28c-4 0-7-1-12-2-4-2-7-3-8-6-2-1-2-2-2-3l-29-63c0-1 0-2 0-3l-26-690-29-579-25-203-26-258-20-845c-2 1-7 2-11 2s-9-2-13-3c-3-1-6-3-8-5-2-1-3-3-3-6l-53-773h-3c-5 0-9 0-12-2-4-1-7-2-9-4-1-2-3-3-3-6l-23-110h-2-6l-26 179c-1 2-1 4-4 6-1 1-5 3-8 5-4 1-8 2-13 2h-26c-4 0-8-1-11-2-4-2-8-4-10-5-2-2-3-4-3-7l-12-182c-2 1-3 1-4 2-4 1-7 1-12 1-4 0-8 0-12-1-2-1-5-2-6-3l-1-2-10 10c-3 2-6 4-10 5s-6 2-11 2c-4 0-7 0-8-1l-19 394c-1 2-2 4-5 6-1 2-3 3-7 5-5 1-9 1-12 1-4 0-7 0-9 0l-21 416-27 148c0 2-1 4-3 5-3 3-5 4-9 5s-8 2-13 2c-3 0-8-1-12-2s-6-2-9-5c-1-2-2-4-2-6l-29-260c0-1 0-1 0-1l-26-401h-4c-5 0-9-1-12-2-4-1-6-2-9-4-1-2-2-4-2-6l-9-35-23 197-26 296-26 1376-25 905c0 2-1 5-4 7-1 1-2 2-3 3l-47 22-24 78-25 315c0 3-2 4-4 6-3 3-5 4-9 6-4 1-7 1-12 1h-4l-25 214c0 1 0 2-1 3l-26 42c-2 0-3 1-3 2-2 2-5 3-9 4-3 1-7 2-11 3h-24l-44 7-17 5-25 54-25 341c0 2-1 4-3 6-3 2-5 4-9 4-4 2-8 2-12 2h-3l-25 313c0 1 0 1 0 2l-27 91-24 958c0 2-1 4-4 6-1 3-5 4-9 6-3 1-7 1-12 1s-9 0-12-1c-4-2-7-3-9-6-3-2-3-3-3-6l-5-49-26 677c-1 2-2 4-4 7l-25 23c-2 3-6 4-9 6-4 1-8 2-13 2-4 0-7-1-11-2-4-2-8-3-10-6-3-1-3-3-3-5l-28-317-25-88v-1l-28-137-18-44-17 11c-2 1-5 2-6 3-5 1-9 1-12 1h-5l-51 261-27 626c0 2-1 3-2 6-3 2-5 4-9 5-4 2-9 2-12 2h-4l-24 685v1l-26 152c0 3-1 3-4 5-1 2-3 4-7 5l-20 7-21 25-25 222c-1 1-1 1-1 2l-27 80-26 174v1l-28 105-27 800-23 453c0 1-2 3-3 6-2 2-6 4-10 5s-7 1-11 1h-2284c-4 0-8 0-13-1-3-1-6-3-7-5-3-3-4-5-4-6l-26-357-9-1c-2 0-5-1-7-1-1-1-3-1-4-1l-7-3-12 6c-1 1-3 2-6 3-2 0-5 1-7 1l-53 5-10 2-26 87c0 2-1 3-2 5-3 1-7 3-10 4-4 1-7 2-12 2h-2l-26 248c0 1-1 3-3 6-2 2-5 4-10 5-3 1-7 1-11 1h-323c-4 0-7 0-12-1-4-1-6-3-8-5-2-3-3-5-5-6l-23-304h-3c-5 0-9 0-12-1-5-2-8-4-10-6-2-1-3-3-3-6l-53-911-28-125v-1l-27-253-25-297-28-212c0-1 0-1 0-1l-26-755-27-1246-25-603v-1l-19-650c-2 1-6 1-10 1h-24c-5 0-8 0-12-2-4-1-8-3-9-4-2-2-4-4-4-7l-28-951-26-151v-1l-27-650-26-148c-1-1-1-1-1-1l-22-387c-2 0-4 0-7 0-5 0-8 0-12-2-4 0-6-2-9-4-2-3-2-5-2-6l-28-277-25-189c0-1 0-1 0-1l-27-763-14-233-15 797c0 2-1 4-4 6-2 3-5 5-8 5-4 1-8 2-13 2h-1l-24 684c0 3-1 5-3 7-3 2-5 3-9 4-4 2-8 3-13 3-3 0-7-1-11-2l-16 324c0 3-1 5-4 6-1 3-5 4-9 6-3 1-7 2-11 2-5 0-8-1-12-2-5-2-8-3-10-6-1-1-3-2-3-4l-25-105-23-20v-1c-2-2-3-4-3-7l-4-48-1 22c0 3-1 5-2 6-3 3-6 4-10 6-4 1-8 2-13 2-3 0-7-1-11-2-4-2-7-3-10-6-1-1-2-2-2-4l-27-121-26-162c0-1 0-1 0-1l-27-519-25-338-5-36-25 1468v1l-26 138v1l-28 81-27 230-26 542c0 2-2 5-4 7-1 2-5 3-9 4-3 2-7 2-12 2h-1l-80-1c-4 0-8-1-11-2h-2l-53-19c-3-1-5-2-8-5l-1-1-15-16-19 35c-1 1-2 2-2 3-3 2-6 3-10 4-3 1-5 2-9 2l-21 2-40 14-24 78-26 188c-1 2-1 4-2 6-3 2-7 3-10 4-4 2-8 2-13 2s-7 0-11-2c-4-1-7-2-10-4-2-2-2-4-2-7l-29-256-19-47-11 11-23 28-24 270c0 2-2 4-4 5-3 2-5 4-9 5-4 2-7 2-12 2-2 0-3 0-4 0l-24 302c0 2-1 4-4 6-2 2-3 4-8 5-4 1-8 1-12 1s-8 0-12-1c-5-1-6-3-9-5l-6 49c0 2-1 4-2 6-3 1-7 3-10 4-4 2-8 2-13 2-4 0-7 0-11-2-4-1-8-3-10-4l-25-23c-1-2-4-5-4-6l-26-288-15-257v1c-5 1-9 2-12 2-5 0-9-1-13-2-5-2-6-3-9-5-2-2-3-4-3-6l-25-518h-3c-3 0-7-1-11-2s-7-2-10-4c-1-3-2-5-2-7l-27-348-22-502-9 36-26 743-27 385-27 1277-26 671-27 828-26 560-56 1186c0 3-2 5-4 6-3 3-5 4-9 6-4 1-9 1-12 1h-3l-26 212c0 1 0 2-1 3l-26 47-28 75-26 115-1 1-28 82-26 278-1 1-26 123-27 382-27 461c0 1-1 3-4 6-2 2-3 4-8 5-4 1-8 1-13 1h-1851c-4 0-9 0-13-1s-6-3-9-5c-1-2-2-4-3-5l-24-130-24-169-6 4-25 48c0 2 0 3-2 3-3 2-4 4-9 5-4 1-8 2-13 2-3 0-7-1-12-2h-1l-13 61c0 2-1 3-2 4-3 3-6 5-10 6s-8 2-13 2c-1 0-2 0-3 0l-5-1-19 38c-1 2-3 2-3 3-2 2-6 4-10 5-3 2-7 2-12 2-2 0-4 0-6 0l-21 119c0 1-2 3-4 5-3 2-4 4-9 5-4 1-7 1-12 1h-524v-26h502l24-133c0-2 0-4 3-6 2-2 5-3 8-4 4-2 8-2 13-2s9 0 12 2h2l13-27c1-2 1-3 3-4 2-3 5-4 8-6 4 0 9 0 13 0 1 0 2 0 4 0h2l21-100c2-2 2-3 4-5 3-2 5-3 9-4 4-2 7-2 12-2 4 0 8 0 13 2 4 1 6 2 8 4 2 1 2 2 2 3l2 1 4-9c0-1 1-3 2-4 2-1 2-2 4-2l26-15c3-1 4-2 5-3 4-1 9-2 13-2h25c4 0 9 1 12 2 4 2 6 4 9 6 1 1 2 3 4 5l25 185 22 118h1807l25-449 27-382c0-1 0-1 0-1l26-122 28-280c0 0 0-1 0-2l27-81 27-115v-1l29-77v-1l26-47 28-222c0-3 1-4 3-5 3-3 5-4 9-6s8-2 13-2h1l55-1173 26-559 27-828 28-672 25-1276v-1l28-385 27-744v-1l27-113c0-2 1-4 3-6s5-3 8-4c4-2 8-2 13-2h26c5 0 9 0 12 2 5 1 8 2 10 4 2 3 3 5 3 7l27 580 25 336h1c5 0 9 0 13 2 4 1 7 2 9 4s3 4 3 7l15 324c5-1 9-1 13-1 5 0 9 0 12 1 4 1 7 3 9 5 3 3 4 4 4 6l25 462 17 188 13-97c0-3 0-5 2-7 3-1 5-2 9-4 4-1 7-2 12-2s9 1 13 2c1 1 1 1 2 1l13-167c0-3 1-5 3-7 3-1 5-3 9-5 4-1 8-2 13-2 1 0 2 0 3 1l23-231c1-2 1-4 2-5l24-31c1 0 1 0 1-1l28-25c2-3 5-4 8-4 4-2 8-2 13-2h25c4 0 7 0 11 2 4 0 8 2 9 4 2 1 2 2 2 4l26 64c0 1 2 1 2 2l6 64 25-81c0-2 1-3 2-5 3-2 5-3 9-4l54-18c3-1 6-1 10-2h10l22-42c0-1 1-2 3-3 2-2 5-3 8-5 4-1 8-2 13-2h26c5 0 9 1 12 2 5 2 7 3 9 5 1 0 1 0 1 0l24 27 42 14 49 1 26-529 28-231c0 0 0-1 0-2l27-82 25-136 28-1579c0-2 0-3 1-5l25-39c1-1 1-1 2-2 3-2 5-4 9-5s7-2 12-2 8 1 13 2c4 1 6 3 9 5 1 2 3 4 3 6l27 186v1l24 338 28 518 16 100 14-222c0-2 1-4 4-6 1-2 5-3 8-4 4-2 8-2 13-2 3 0 7 0 11 2 5 1 7 2 10 4 2 2 2 4 2 6l28 429 9 7 20-418c0-2 1-4 3-7 3-1 5-2 9-4s7-2 12-2c3 0 7 0 9 1l16-476c0-3 2-5 4-7 3-2 5-3 9-5 4-1 7-2 12-2h2l23-1287c0-2 2-4 4-7 2-1 5-3 9-4 3-1 7-2 12-2 4 0 9 1 13 2 3 1 6 3 8 4 2 2 3 4 3 7l29 308 24 428 27 763 26 189v1l20 208c4-1 6-1 10-1s7 0 11 2c4 1 7 2 10 4 1 2 2 4 2 7l27 455 27 150v1l25 649 29 151c0 1 0 1 0 2l22 767 8-72c0-2 1-4 3-6 3-2 5-4 9-5 4 0 8-1 13-1 3 0 7 1 12 1 4 1 6 3 9 5 1 2 3 5 3 6l25 918 25 603 28 1247 26 754 26 213 26 296 27 253 28 126v1l53 898h3c5 0 9 0 13 2 3 1 6 3 8 6 3 2 3 3 4 5l24 304h275l27-248c0-2 1-4 2-6 3-2 5-4 9-4 4-2 9-2 12-2h5l25-84c0-2 1-2 3-4s5-4 8-5c2-1 3-1 4-1l26-5c2 0 3-1 4-1l47-5 22-12c1-1 2-1 5-2 3-2 7-2 12-2s9 0 13 2c1 0 1 1 3 1l20 9 21 2c4 1 7 1 9 1 4 1 6 3 9 5 2 2 4 5 4 6l25 355h2235l24-439 26-801c0-1 0-1 0-2l27-106 27-173c1-1 1-1 1-1l26-82 26-223c0-2 1-4 3-6l26-29c0-1 1-1 1-1 3-2 4-4 8-5l15-6 26-145 23-698c0-2 3-4 4-6 3-2 5-4 9-5 5-2 9-2 12-2h3l25-614v-1l53-272c2-2 3-4 4-5 3-2 5-4 9-5 4-2 9-2 12-2h15l19-12c1-1 4-2 6-3 4-1 8-1 11-2h28c1 0 1 0 2 0 4 0 8 0 12 2 3 1 7 2 10 4 0 2 1 3 1 4l26 56c0 1 0 1 1 2l26 138 27 89v1l10 126 21-515 26-229c0-2 1-4 4-6 1-2 5-3 8-5 4-1 8-2 13-2 2 0 6 1 9 2l17-665c0 0 0-1 0-2l26-91 28-324c0-3 1-5 3-7 3-2 4-3 9-4 4-1 8-2 13-2h1l25-328c0-1 0-2 0-3l28-61c2-1 2-3 3-4 2-1 5-3 9-4l26-9h1c1-1 4-1 5-2l52-8c3 0 4 0 7 0l8-1 20-31 27-224c0-3 1-4 3-5 2-3 5-4 9-6s7-2 12-2h4l24-303c0-1 0-1 1-2l26-83c0-2 2-4 3-5 1 0 2-1 5-2l42-22 26-900 27-1375v-1l26-297 26-244c1-2 1-3 4-5l25-29c2-2 6-4 10-5 3-1 7-2 12-2 4 0 8 1 11 2 4 1 8 3 10 5 1 2 3 3 3 5l25 99h3c5 0 9 0 13 2 4 1 7 2 10 4 1 2 2 4 2 6l29 414 7 73 24-478c0-3 0-5 3-8 2-1 6-3 10-4 3-1 6-2 11-2 4 0 6 0 9 1l21-415c0-2 0-4 2-6 3-3 5-4 9-5s7-2 12-2 9 1 13 2 6 2 9 5c1 2 3 3 3 5l17 77c3-1 7-1 11-1 1 0 2 0 4 0l22-165c0-2 0-4 3-6 2-2 4-3 8-4 4-2 8-2 13-2s8 0 12 2c4 1 6 2 9 4 2 2 2 4 4 7l18 276 13-80c0-2 1-4 4-6 1-2 3-3 7-4 3-1 4-1 5-1l26-5c3-1 5-1 8-1h26c5 0 9 1 12 2 4 1 8 3 10 5 2 1 3 3 3 5l22 111h5c5 0 9 1 13 2 3 0 7 2 10 4 1 2 2 4 2 6l36 526c0-1 2-1 2-2 1-2 5-4 8-5 4-1 8-1 13-1 3 0 7 0 11 1 5 1 7 3 10 5 2 3 2 4 2 7l27 1112 26 257 26 203c0 1 0 1 0 1l27 579 27 690 12 27 20-109c0-3 1-5 4-6 1-2 3-3 8-5 4-1 8-2 13-2 4 0 7 1 12 2 3 1 5 3 8 5l24 19c1 1 1 1 1 1 2 1 2 4 2 7l28 781 52 1818 26 669 25 509 54 571 25 58c0 1 0 1 0 2l81 922v1l25 339 25 126h586l23-224c2-2 2-4 4-5 1-2 5-4 9-6 4-1 7-2 12-2s9 1 13 2c3 2 6 4 8 6 0 0 2 1 3 2l25 45 10 7 21-101c0-2 3-3 4-5 2-2 5-4 9-5 3-1 7-2 12-2 4 0 7 1 11 2l26 8c2 0 2 0 2 0 3 1 7 2 8 5 3 2 3 4 4 5l25 98h1l25 170h1933l25-317 25-450c1-1 2-4 3-6 3-2 5-4 9-4 4-1 9-2 13-2h3l25-250 26-159c0-1 0-1 0-1l53-206 52-219v-1l28-93 28-747 26-1076 28-1404 26-781 29-2033v-1l26-213c0-2 1-4 2-6 2 0 2 0 2 0l27-24c3-2 5-3 9-5 3-1 8-2 12-2s9 1 13 2c3 2 6 3 8 5 3 2 4 4 4 6l26 442v1l28 916 25 252 26 151h4c3 0 7 0 11 2 5 0 6 2 9 4 2 2 3 4 3 5l30 223 24 147 24 248h3c5 0 9 0 13 1 4 2 6 3 9 6 2 1 3 3 3 6l26 647 27 103 11 23 19-171 26-364 25-471c0-3 1-5 3-7s5-3 9-5c4-1 8-2 13-2h2l24-267c0-3 1-5 2-7 3-2 7-3 10-4 4-1 8-3 11-3 5 0 9 2 13 3s7 2 10 4c1 2 2 4 2 6l25 122 27 75 1 1 10-7c2-2 3-3 6-4 4-1 9-1 12-1 5 0 9 0 13 1s7 3 9 5 3 4 3 5l28 268 19 134 13-53 28-581c0-2 1-4 3-6 3-2 4-4 9-5 4-1 8-1 13-1h13l22-18c2-2 4-2 8-3s8-2 13-2c3 0 7 1 12 2 4 1 6 2 8 4 1 0 1 1 1 1l10-20c0-2 0-3 1-3 0-1 1-1 1-1l28-21c2-2 5-3 7-4 4-2 7-2 10-2l81-4c2 0 3 0 3 0h65l22-38c1-1 1-2 3-3 2-2 5-3 8-5 4-1 8-1 13-1s8 0 12 1c4 2 6 3 9 5 0 1 1 2 1 2l23 30 10 2 25-202c0-2 2-4 3-5 3-3 5-4 9-6 4-1 7-2 12-2 4 0 8 1 13 2 4 2 6 3 9 6 1 1 2 2 3 5l27 167 22 23 10-12c0 0 0-1 1-1 3-3 5-4 9-5s7-1 12-1c4 0 8 0 13 1 1 0 4 1 6 3l48 30 67 4h209c3 0 5 1 8 1l20-186 27-777c0-3 0-5 3-7 2-2 5-4 8-5 4-1 8-2 13-2s9 1 12 2c4 1 7 3 9 5 3 2 4 4 4 7l25 2312h2c5 0 9 0 13 2 3 0 6 2 8 4 3 2 3 5 4 6l54 1052 25 1361 26 235 27 516 25 65c0 0 0 1 0 2l29 251 26 74c1 0 1 1 1 2l25 340 28 252 51 704h456l24-223c0-2 0-4 2-6 2-1 4-2 7-3l21-10 50-74c1 0 1-1 1-1 2-2 5-3 9-5l26-8c4-2 8-3 12-3h28c3 0 7 1 12 3 4 1 6 3 8 4 1 1 2 2 2 3l28 43c0 1 0 1 0 2l26 111 23 167h1236z">
          <text:p/>
        </draw:path>
        <draw:path draw:style-name="gr3" draw:text-style-name="P3" draw:layer="layout" svg:width="17.779cm" svg:height="8.657cm" svg:x="2.234cm" svg:y="4.261cm" svg:viewBox="0 0 17780 8658" svg:d="M17780 8658h-1861c-4 0-8 0-13-1-4-2-6-3-9-6-1-2-3-3-3-5l-25-245h-30c-5 0-9 0-13-2-3-1-6-3-8-4-3-2-4-4-4-7l-25-540h-3c-5 0-8 0-12-1s-6-3-9-5c-2-3-4-4-4-6l-27-257-25-522h-4c-3 0-8 0-12-2-4 0-6-2-9-4-1-2-2-4-2-6l-27-534-24-263h-5c-5 0-9 0-13-2-4-1-6-2-9-4-2-2-2-5-2-7l-26-513-79-738h-4c-3 0-7-1-11-2s-7-3-10-5c-1-2-2-4-2-6l-26-461h-3c-5 0-9-1-12-2-4-1-8-3-9-5-3-1-4-3-4-6l-25-237-26-441h-3c-3 0-7 0-12-1-4-2-6-3-7-6-3-2-4-3-5-6l-27-455-77-598h-4c-5 0-8-1-12-2s-6-3-9-5c-2-2-4-4-4-6l-23-363h-4c-4 0-9-1-13-2-3-1-6-3-8-5-1-2-4-4-4-6l-25-363h-2c-4 0-8-1-13-1-4-1-6-3-9-5-1-2-3-4-3-6l-25-303h-4c-4 0-9 0-12-2-4-1-7-3-9-5-1-2-3-3-4-5l-25-159-25-283h-4c-5 0-8-1-12-2-4-2-6-3-9-5-2-2-3-4-3-6l-25-245h-3c-5 0-9 0-12-1-4-1-7-3-9-5-1-2-4-4-4-5l-26-118c-1 0-1 0-1-1l-24-205h-5c-4 0-7 0-12-2-4-1-7-3-8-5-2-1-4-2-4-4l-23-99v-1l-28-165h-2c-5 0-9-1-13-2-3-1-6-3-8-4-2-2-3-4-3-6l-29-118-21-48h-9c-5 0-8-1-12-2-4-2-6-2-9-4-1-2-2-4-3-6l-28-95-70-52h-30l-47 35c-3 2-4 3-8 3-3 1-7 2-12 2h-15l-17 12-27 95v1l-53 120c0 1-1 2-3 3-2 2-5 3-8 4-4 2-8 2-13 2h-6l-25 126c0 3-1 4-3 6-2 1-5 3-8 4-4 2-8 2-13 2h-5l-25 87-25 198-25 119c-1 1-2 3-3 5-3 2-5 4-9 5s-9 1-12 1h-3l-25 225-25 138c0 2-1 4-4 6-1 2-3 3-8 5-4 1-8 2-13 2h-2l-24 283c-1 2-2 5-5 6-1 2-4 4-7 5-5 1-9 2-13 2h-5l-24 146-26 315c0 2-1 4-3 6-3 2-5 4-9 5-4 0-8 1-13 1h-2l-25 363-54 376c0 2-1 4-3 6-3 2-4 4-9 5-4 1-8 2-11 2h-3l-27 401c0 2-2 5-4 7-3 2-4 3-9 4-4 1-7 2-12 2h-1l-27 402-26 238c0 2-2 3-4 5-2 3-5 4-8 6-4 1-9 1-13 1h-4l-26 441-82 712c0 1 0 3-2 5-3 2-7 4-10 5-4 1-7 2-12 2h-3l-27 480c0 1 0 1 0 1l-28 258c0 2-2 3-3 5-2 2-6 4-10 5-3 1-7 2-11 2h-2l-27 500c0 2-1 5-2 7-3 2-6 3-10 4-4 2-8 2-13 2h-1l-26 263-27 534c0 1 0 1 0 1l-25 255c0 3-2 5-4 7-1 2-4 3-8 4-5 1-8 2-12 2h-4l-25 521v1l-25 276c-1 3-1 5-2 7-3 2-6 3-10 4s-8 2-13 2h-2l-52 521c0 2 0 3-3 5-2 3-5 4-9 6-5 1-7 1-12 1h-2637c-5 0-9 0-12-1-4-2-7-3-9-6-3-2-3-3-3-5l-27-257v-1l-25-540h-3c-3 0-7 0-12-1-4-1-6-3-8-5-2-3-3-4-3-7l-25-521h-5c-4 0-8-1-11-2-4-1-8-2-10-4s-3-5-3-7l-25-520h-1c-5 0-9 0-13-2-3-1-7-3-8-5-3-2-4-4-4-6l-29-533-25-244h-2c-4 0-8-1-13-1-3-2-6-3-7-6-3-2-5-4-5-5l-26-514-76-718h-4c-5 0-9 0-12-2-4-1-7-2-9-5-3-2-4-3-4-5l-25-475-26-224c-5 0-9-1-13-2-5-1-7-2-8-5-3-2-4-4-4-6l-26-441h-4c-4 0-7 0-12-2-4-2-7-3-8-5-2-1-4-3-4-6l-27-217c0-1 0-1 0-1l-25-402h-5c-4 0-7-1-12-1-4-1-7-3-9-5-1-2-4-4-4-6l-25-382h-2c-4 0-8-1-12-2-3-1-7-3-10-6-2-1-2-3-2-5l-25-362h-6c-4 0-9-1-13-3-3-1-6-2-8-4s-3-4-3-7l-27-334-24-146h-5c-5 0-9 0-12-2-4-1-7-3-9-5-3-2-3-3-3-6l-25-303h-3c-5 0-9 0-13-2-4-1-6-3-9-4-2-3-2-5-2-7l-26-276-25-107h-5c-4 0-8 0-11-1-4-1-8-3-10-5s-3-4-3-6l-26-236-22-87h-4c-5 0-9 0-13-2-3-1-6-3-8-5-3-1-3-3-3-5l-25-186h-4c-5 0-8 0-12-2-4-1-6-3-9-4-2-2-2-4-2-6l-26-136-23-49h-7c-4 0-8-1-12-2-3-1-7-2-8-4-3-2-3-4-4-6l-26-117-26-36-71-53h-29l-19 15c-2 2-4 3-7 3-4 2-8 2-13 2h-7l-46 70c0 2-2 2-2 3-2 2-5 3-8 4-5 2-8 2-13 2h-6l-22 48-25 118c0 3-3 4-4 6-3 2-5 3-9 4-4 2-7 2-12 2h-8l-21 49-27 176c0 2 0 4-3 5-2 2-5 4-9 5-3 2-7 2-12 2h-4l-22 186c-2 2-3 3-4 5-3 2-5 4-9 5s-9 2-12 2h-4l-25 224c0 1 0 1 0 1l-80 395-78 474c0 2 0 3-3 5-1 3-5 4-9 6-3 0-7 0-12 0h-2l-27 323c0 3-1 5-3 7s-5 3-9 4c-4 2-8 3-13 3h-3l-24 362c0 2-1 4-3 5-2 3-6 5-9 6-4 1-8 2-13 2h-4l-25 382c0 2-1 4-3 6s-5 4-9 5c-4 0-8 1-11 1h-4l-25 402v1l-80 672-80 711-102 988c-1 2-2 3-4 5s-5 4-8 5c-5 1-9 2-13 2h-2l-25 500-28 277c0 2-1 4-3 6-3 2-4 3-9 5-4 1-8 2-13 2h-2l-27 520c0 1 0 1 0 1l-27 255c0 3 0 5-2 7-3 2-5 3-10 4-4 1-6 2-11 2h-2l-28 521c0 3-3 4-4 7-2 2-5 4-9 5-3 1-8 1-12 1h-3l-27 540c0 3-1 5-4 7-1 1-5 3-9 4-3 2-7 2-12 2h-5l-25 245c0 2-1 3-4 5-2 3-5 4-8 6-4 1-8 1-13 1h-2626c-5 0-7 0-11-1-4-2-7-3-10-6-2-2-2-3-2-5l-26-245h-3c-5 0-9 0-12-2-5-1-8-3-10-4-2-2-3-4-3-6l-27-277-28-533-25-278-78-776h-5c-5 0-9-1-13-2-3-2-6-3-8-5-3-2-3-4-3-6l-27-277-25-500h-3c-5 0-8-1-12-2s-8-3-10-5c-1-2-3-3-3-6l-26-494-26-244h-3c-5 0-8-1-12-2s-6-3-9-5c-2-2-2-4-2-6l-25-461h-4c-4 0-9-1-12-2-4-1-7-3-9-5-1-1-3-3-3-6l-25-237-27-441h-4c-5 0-8 0-12-1-4-2-6-3-9-6-2-2-2-3-2-6l-27-455-24-184h-4c-5 0-9-1-13-2-3-1-7-2-10-4-1-2-2-5-2-7l-26-401h-3c-5 0-9-1-12-2-4-1-8-3-9-5-3-2-4-4-4-6l-25-198-27-375-126-797h-3c-5 0-8 0-12-2-4-1-6-3-9-4-2-3-3-5-3-7l-25-264h-3c-5 0-9 0-12-2-4-1-8-2-9-5-3-2-3-4-4-5l-25-236-23-107h-7c-3 0-7-1-11-2s-7-3-10-5c-1-2-2-3-2-5l-25-186h-4c-4 0-8 0-13-2-3-1-6-3-8-5-2-1-3-3-3-5l-26-176-21-49h-8c-5 0-8 0-12-2-4-1-6-2-9-4-2-2-2-3-4-6l-24-118-27-57-20-30h-10c-5 0-8-1-12-2-3-1-5-1-6-3l-28-20c-1 0-1-1-2-1 0-1 0-2-1-3l-22-31h-43l-23 49c0 2 0 3-2 5-1 2-4 3-8 4-5 1-8 2-12 2h-11l-20 30c0 2-2 2-3 3-2 2-4 3-9 4-3 2-7 2-12 2h-4l-25 107c0 2-1 4-2 6-3 2-6 3-10 4s-8 2-13 2h-3l-25 107c0 1 0 1 0 1l-28 79c0 1 0 3-2 4-1 1-5 3-9 4-4 2-7 2-12 2h-3l-25 186c-1 2-1 4-2 5-3 2-7 4-10 5-4 2-8 2-13 2h-5l-23 205c0 2-2 4-4 6-1 2-5 4-9 5s-7 1-11 1h-3l-25 225-25 138c0 2-1 4-2 6-3 2-5 3-10 5-4 1-6 2-11 2h-3l-23 283-79 475c0 1-1 3-2 5-3 2-7 4-10 5-4 0-8 1-13 1h-1l-26 363-25 178c-1 3-1 4-4 5-2 3-5 5-9 6-3 1-7 2-12 2h-4l-24 382c-1 2-1 4-3 6s-5 4-9 5c-4 0-8 1-13 1h-1l-25 402v1l-27 217c0 3-1 5-3 6-2 2-5 3-10 5-3 2-7 2-12 2h-3l-26 441v1l-26 236c-1 3-1 5-2 7-3 1-7 3-10 4-4 2-8 2-13 2h-4l-25 462c0 2-1 3-3 5-2 3-5 4-9 5-4 2-7 2-11 2h-4l-26 481c0 2-1 4-4 7-2 2-4 3-9 4-3 1-7 2-12 2h-4l-26 224-27 514c0 1-2 3-4 5-3 3-5 4-9 6-4 0-9 1-12 1h-3l-26 520c0 3-1 5-4 7-2 2-5 3-9 5-3 1-7 2-12 2h-4l-81 776-26 534v1l-54 553c0 2-2 4-3 6-3 1-5 3-9 4-4 2-9 2-12 2h-4l-26 245c-2 2-2 3-4 5-1 3-5 4-9 6-4 1-7 1-12 1h-2554c-5 0-8 0-12-1-4-2-8-3-10-6-1-2-3-3-3-5l-26-521h-26v-26h50c5 0 9 0 12 2 4 1 8 2 9 4 3 2 4 4 4 7l26 519h2507l26-244c0-2 2-4 4-6 1-2 4-4 8-5 5 0 8-1 12-1h5l51-541 28-534 82-790c1-2 1-3 2-5 3-3 7-4 10-5 4-2 8-2 13-2h2l28-520c0-3 1-5 3-7 3-2 5-3 9-5 4-1 8-2 13-2h1l27-500c0-1 0-1 0-1l28-236c0-2 2-4 4-6s5-4 8-4c4-2 8-3 13-3h2l26-480c0-3 2-5 4-7 3-2 5-3 9-5 4-1 7-2 12-2h3l25-461c0-2 1-4 4-6 2-2 4-4 8-4 4-1 8-2 13-2h5l25-225 27-454c0-3 0-4 3-6 2-3 5-4 8-6 4-1 8-1 13-1h3l25-205 27-414c0-3 1-5 2-7 3-1 6-3 10-4s8-2 11-2h3l25-382c0-3 1-4 3-6 3-2 4-4 9-5 4-2 8-2 13-2h3l24-166 26-374c0-2 3-5 4-7 2-1 5-3 9-4 3-1 8-2 12-2h3l76-462 26-296c0-1 1-3 2-5 3-3 5-4 9-5s9-2 13-2h3l23-126 26-236c0-3 1-5 4-7 2-1 5-3 8-4 4-2 8-2 13-2h1l24-205c0-2 1-4 4-6 2-2 5-4 8-5 4-1 8-2 13-2h5l25-186c1-1 1-3 2-5 3-2 6-4 10-5 4 0 8-1 13-1h5l22-68 27-117c0-2 2-4 3-6 2-2 5-4 9-4 3-1 7-2 12-2h5l25-107c0-2 0-4 3-6 2-2 5-3 8-4 4-1 8-2 13-2h10l21-31c0-1 0-1 1-2 3-2 5-3 9-4 4-2 9-2 12-2h8l22-50c0-1 2-2 3-4 2-1 5-3 9-4 3-1 7-2 12-2h80c5 0 9 1 12 2 4 1 8 3 9 4s1 2 2 3l25 37 18 14h16c4 0 9 0 13 2 3 1 6 2 8 4 0 1 2 1 2 2l24 40c2 0 2 1 2 1l27 59c0 1 0 2 0 2l24 107h4c5 0 8 1 12 2 5 1 6 2 9 4 2 2 2 3 4 4l24 60v1l25 165h4c5 0 9 1 13 2 3 1 6 3 8 5 3 2 3 3 3 6l26 185h4c3 0 7 1 11 2 5 1 7 3 10 5 1 1 2 3 2 5l28 119v1l25 224h2c4 0 8 0 11 1 4 2 8 3 9 5 3 2 4 4 4 7l26 264h1c5 0 9 1 13 1 4 1 6 3 9 5 1 2 3 4 3 5l127 811 27 374 25 186h3c5 0 9 0 13 2 4 1 7 3 9 5 2 1 2 3 3 6l26 402h3c5 0 9 0 12 2 4 1 7 2 9 4 3 2 3 4 3 6l27 197 25 442h4c5 0 8 1 12 2 5 2 6 3 9 5 2 2 4 4 4 6l27 454 24 225h4c3 0 7 0 12 1 4 1 6 3 9 5 1 2 3 3 3 6l25 461h2c5 0 8 1 12 2s6 3 9 5c2 2 2 4 2 6l28 257 26 481h2c5 0 9 1 13 2s6 3 9 5c2 1 2 3 2 6l26 513 27 264h3c5 0 9 0 13 2 5 1 6 2 8 5 3 2 4 3 4 5l80 790 26 278 28 533 25 264h3c5 0 9 1 13 1 3 1 6 3 8 5 3 2 3 4 3 6l26 244h2580l25-244c0-2 1-4 3-6s5-4 9-5c4 0 8-1 11-1h5l28-540c0-3 1-5 3-7 2-1 4-3 8-4 5-2 9-2 12-2h4l30-522c0-1 1-3 3-6 2-2 6-4 10-4 3-2 7-2 12-2l25-244 27-534c0-2 2-3 4-5 3-3 5-4 9-5 4-2 7-2 12-2h4l25-264 25-513c1-3 2-5 4-6 2-2 5-4 8-5 4-1 9-2 13-2h4l102-975 78-711 81-672 25-414c0-3 2-5 4-7 3-1 5-3 9-4s7-2 12-2h3l25-382c0-3 1-4 3-6 3-2 5-4 9-5 4-2 8-2 13-2h3l25-362c0-2 2-4 4-7 3-2 5-3 9-4s7-2 12-2h3l26-322c0-3 1-5 4-7 1-2 5-3 8-5 4-1 8-2 13-2h4l76-462 78-395 28-236c0-2 1-5 3-6 3-2 4-4 9-5 4-1 8-2 13-2h3l24-185c0-3 1-4 2-6 3-2 5-4 9-5s9-2 13-2h3l25-165c0-1 0-1 0-1l28-60c0-1 1-2 2-4 2-2 5-3 9-4s7-2 12-2h5l23-107c1 0 1-1 1-2l26-59c0-1 2-2 3-4 2-2 5-3 9-4 3-1 7-2 12-2h7l47-70c0-1 1-2 2-3 1-2 5-3 9-4s7-2 11-2h14l20-15c2-1 3-2 7-3s8-2 11-2h54c4 0 8 1 11 2 4 1 6 2 8 3l81 59c1 1 2 1 2 2 0 0 2 1 3 2l27 39c0 2 1 3 1 4l24 107h4c5 0 9 1 12 2 4 0 8 2 10 4 0 1 2 2 2 4l28 59c0 1 0 1 0 1l24 127h4c5 0 7 1 11 1 4 1 7 3 10 5 1 2 2 4 2 5l25 186h2c5 0 8 1 12 2 5 1 7 3 10 5 1 2 2 2 2 5l25 99c0 0 0 1 2 1l25 224h2c5 0 9 0 13 2 3 1 7 3 8 4 3 2 3 4 3 6l28 119v1l25 264h3c5 0 9 1 12 1 4 1 8 3 10 5s3 4 3 6l25 303h2c5 0 9 1 13 2 3 1 7 3 10 5 1 1 2 3 2 5l26 159v1l27 322h6c3 0 7 1 11 2 5 1 7 2 10 4 2 3 2 5 2 7l25 362h4c5 0 8 0 11 2 4 1 8 3 10 5 3 2 3 3 3 6l25 382h3c5 0 9 1 13 2s7 3 10 4c1 2 2 4 2 7l27 414 26 205h4c3 0 8 0 12 1 4 2 6 3 9 6 1 2 3 3 3 6l25 442h2c5 0 8 0 12 1 4 2 6 3 9 5 2 2 2 4 2 6l28 237 25 461h3c4 0 8 1 12 2 3 2 7 3 10 5 1 2 2 4 2 6l79 730v1l25 500h2c4 0 8 1 11 2 5 2 8 3 10 5s3 4 3 6l27 257 26 520h3c4 0 9 1 12 2 4 1 7 3 9 5 3 1 4 4 4 6l25 521h3c5 0 9 0 13 2 4 0 6 2 9 4 2 3 3 5 3 6l25 522h2c5 0 8 0 12 2 4 1 6 3 9 4 2 2 2 4 2 7l26 552 27 244h2589l51-520c0-2 2-4 4-6 3-2 5-3 9-4 3-2 7-2 12-2h3l25-265 25-534c1-1 2-3 3-6 3-2 5-4 9-4 4-2 9-2 13-2h3l25-244 26-533c0-1 0-1 0-1l27-276c1-2 1-4 3-6 3-2 5-4 9-4 4-2 7-2 12-2h2l26-501c1-3 1-5 4-6 1-2 5-4 8-5 4-1 8-2 13-2h2l27-245 28-493c0-2 0-4 3-6 2-2 6-4 10-5 3-1 7-2 11-2h4l81-698 26-454c0-2 1-4 2-6 3-2 7-3 10-5 4-1 8-2 13-2h5l25-224 26-414c0-3 1-5 4-7 2-2 5-3 8-4 5-2 9-2 13-2h2l28-402c0-3 0-5 2-6 3-2 5-4 9-5 4-2 7-2 12-2h3l52-364 25-374c0-2 1-5 4-7 2-1 5-3 9-4 3-1 7-2 12-2h4l25-303c0-1 0-1 0-1l25-158c1-2 2-3 4-5s4-4 8-5c4-2 9-2 13-2h3l24-284c1-1 1-3 4-5 2-3 5-4 9-5 3-1 7-2 12-2h5l24-126 25-236c0-3 1-5 3-7 2-1 5-3 9-4 4-2 8-2 13-2h3l23-107 26-197c0 0 0-1 0-2l26-99c0-1 1-2 3-4s6-4 10-5c3 0 7-1 12-1h5l24-127c0-1 1-3 2-5 3-2 5-3 9-4s9-2 12-2h9l49-108 27-98c0-2 1-4 3-5 1-1 1-1 1-2l29-20c2 0 5-1 7-2 4-2 8-2 13-2h15l47-35c2-1 5-2 7-3 5-1 8-2 13-2h55c3 0 7 1 12 2 3 1 5 2 8 3l81 59c0 1 1 1 1 2 1 1 4 3 4 5l25 88h6c5 0 9 0 12 1 4 1 7 2 9 5 1 1 3 2 3 3l27 60v1l25 108h5c4 0 7 0 12 1 4 1 7 3 8 5 2 2 4 4 4 5l27 177 22 87h5c4 0 8 1 13 2 4 1 6 3 9 5 1 2 2 4 3 6l27 217 23 106h4c5 0 9 0 12 2 4 1 7 3 9 4 3 2 4 4 4 7l25 244h4c5 0 8 1 12 2s6 2 9 5c2 2 4 4 4 5l26 296 23 146h5c4 0 8 1 13 2 4 1 6 3 7 5 3 1 4 3 4 6l26 303h4c4 0 8 1 11 2 5 1 8 3 10 4 1 2 3 5 3 7l25 362h3c4 0 8 1 13 2 4 1 6 3 7 5 3 2 4 4 4 6l25 363h3c4 0 8 0 12 2 5 1 6 3 9 5 2 1 3 3 3 5l80 612 25 442h3c3 0 7 1 11 2 4 2 7 3 10 5 2 2 2 4 2 6l28 454 23 225h4c5 0 9 0 13 1 3 1 6 3 8 5 3 2 3 3 4 6l26 461h3c5 0 9 1 12 2 4 1 7 3 9 5 3 2 4 4 4 6l78 751 25 501h4c5 0 9 0 12 2 5 0 7 2 9 4 3 2 4 4 4 6l27 276v1l25 520h3c4 0 7 1 12 2 4 1 6 3 9 4 1 3 4 5 4 8l26 533 25 244h5c4 0 7 0 11 2 4 1 8 3 9 4 2 2 3 4 3 7l25 540h30c4 0 8 1 13 1 4 1 6 3 7 5 3 2 4 4 4 6l26 244h1838z">
          <text:p/>
        </draw:path>
        <draw:custom-shape draw:style-name="gr4" draw:text-style-name="P4" draw:layer="layout" svg:width="2.361cm" svg:height="1.416cm" svg:x="2.089cm" svg:y="12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" draw:text-style-name="P5" draw:layer="layout" svg:width="0cm" svg:height="0.078cm" svg:x="4.124cm" svg:y="13.252cm" svg:viewBox="0 0 0 79" draw:points="0,0 0,79">
          <text:p/>
        </draw:polygon>
        <draw:polygon draw:style-name="gr6" draw:text-style-name="P5" draw:layer="layout" svg:width="0cm" svg:height="0.158cm" svg:x="12.873cm" svg:y="13.252cm" svg:viewBox="0 0 0 159" draw:points="0,0 0,159">
          <text:p/>
        </draw:polygon>
        <draw:line draw:style-name="gr7" draw:text-style-name="P6" draw:layer="layout" svg:x1="12.873cm" svg:y1="13.253cm" svg:x2="12.873cm" svg:y2="13.532cm">
          <text:p/>
        </draw:line>
        <draw:frame draw:style-name="gr8" draw:text-style-name="P8" draw:layer="layout" svg:width="1.2cm" svg:height="1.504cm" svg:x="4.19cm" svg:y="13.321cm">
          <draw:text-box>
            <text:p text:style-name="P7"><text:span text:style-name="T1">0</text:span></text:p>
          </draw:text-box>
        </draw:frame>
        <draw:polygon draw:style-name="gr6" draw:text-style-name="P5" draw:layer="layout" svg:width="0cm" svg:height="0.158cm" svg:x="20.111cm" svg:y="13.252cm" svg:viewBox="0 0 0 159" draw:points="0,0 0,159">
          <text:p/>
        </draw:polygon>
        <draw:line draw:style-name="gr7" draw:text-style-name="P6" draw:layer="layout" svg:x1="18.926cm" svg:y1="13.253cm" svg:x2="18.926cm" svg:y2="13.532cm">
          <text:p/>
        </draw:line>
        <draw:frame draw:style-name="gr9" draw:text-style-name="P9" draw:layer="layout" svg:width="1.317cm" svg:height="1.504cm" svg:x="12.515cm" svg:y="13.353cm">
          <draw:text-box>
            <text:p text:style-name="P7"><text:span text:style-name="T2">5</text:span></text:p>
          </draw:text-box>
        </draw:frame>
        <draw:polygon draw:style-name="gr6" draw:text-style-name="P5" draw:layer="layout" svg:width="0cm" svg:height="0.158cm" svg:x="23.607cm" svg:y="13.252cm" svg:viewBox="0 0 0 159" draw:points="0,0 0,159">
          <text:p/>
        </draw:polygon>
        <draw:frame draw:style-name="gr10" draw:text-style-name="P10" draw:layer="layout" svg:width="1.051cm" svg:height="1.504cm" svg:x="18.44cm" svg:y="13.372cm">
          <draw:text-box>
            <text:p text:style-name="P7"><text:span text:style-name="T2">9</text:span></text:p>
          </draw:text-box>
        </draw:frame>
        <draw:polygon draw:style-name="gr6" draw:text-style-name="P5" draw:layer="layout" svg:width="0cm" svg:height="0.158cm" svg:x="24.037cm" svg:y="13.252cm" svg:viewBox="0 0 0 159" draw:points="0,0 0,159">
          <text:p/>
        </draw:polygon>
        <draw:line draw:style-name="gr7" draw:text-style-name="P6" draw:layer="layout" svg:x1="24.244cm" svg:y1="13.253cm" svg:x2="24.244cm" svg:y2="13.532cm">
          <text:p/>
        </draw:line>
        <draw:polygon draw:style-name="gr6" draw:text-style-name="P5" draw:layer="layout" svg:width="0cm" svg:height="0.056cm" svg:x="36.218cm" svg:y="13.252cm" svg:viewBox="0 0 0 57" draw:points="0,0 0,57">
          <text:p/>
        </draw:polygon>
        <draw:frame draw:style-name="gr11" draw:text-style-name="P9" draw:layer="layout" svg:width="2.627cm" svg:height="1.504cm" svg:x="23.283cm" svg:y="13.372cm">
          <draw:text-box>
            <text:p text:style-name="P7"><text:span text:style-name="T2">3</text:span><text:span text:style-name="T2">9</text:span></text:p>
          </draw:text-box>
        </draw:frame>
        <draw:polygon draw:style-name="gr5" draw:text-style-name="P5" draw:layer="layout" svg:width="0.12cm" svg:height="0cm" svg:x="4.016cm" svg:y="12.247cm" svg:viewBox="0 0 121 0" draw:points="121,0 0,0">
          <text:p/>
        </draw:polygon>
        <draw:frame draw:style-name="gr12" draw:text-style-name="P12" draw:layer="layout" svg:width="5.711cm" svg:height="1.644cm" svg:x="18.8cm" svg:y="14.351cm">
          <draw:text-box>
            <text:p text:style-name="P11"><text:span text:style-name="T3">Time(s)</text:span></text:p>
          </draw:text-box>
        </draw:frame>
        <draw:polygon draw:style-name="gr13" draw:text-style-name="P5" draw:layer="layout" svg:width="0.12cm" svg:height="0cm" svg:x="4.016cm" svg:y="10.888cm" svg:viewBox="0 0 121 0" draw:points="121,0 0,0">
          <text:p/>
        </draw:polygon>
        <draw:frame draw:style-name="gr14" draw:text-style-name="P9" draw:layer="layout" svg:width="0.983cm" svg:height="1.504cm" svg:x="2.992cm" svg:y="12.184cm">
          <draw:text-box>
            <text:p text:style-name="P7"><text:span text:style-name="T2">0</text:span></text:p>
          </draw:text-box>
        </draw:frame>
        <draw:polygon draw:style-name="gr13" draw:text-style-name="P5" draw:layer="layout" svg:width="0.12cm" svg:height="0cm" svg:x="4.016cm" svg:y="8.195cm" svg:viewBox="0 0 121 0" draw:points="121,0 0,0">
          <text:p/>
        </draw:polygon>
        <draw:frame draw:style-name="gr15" draw:text-style-name="P9" draw:layer="layout" svg:width="0.984cm" svg:height="1.504cm" svg:x="2.992cm" svg:y="9.636cm">
          <draw:text-box>
            <text:p text:style-name="P7"><text:span text:style-name="T2">2</text:span></text:p>
          </draw:text-box>
        </draw:frame>
        <draw:polygon draw:style-name="gr13" draw:text-style-name="P5" draw:layer="layout" svg:width="0.12cm" svg:height="0cm" svg:x="4.016cm" svg:y="5.5cm" svg:viewBox="0 0 121 0" draw:points="121,0 0,0">
          <text:p/>
        </draw:polygon>
        <draw:frame draw:style-name="gr14" draw:text-style-name="P9" draw:layer="layout" svg:width="0.983cm" svg:height="1.504cm" svg:x="2.992cm" svg:y="6.965cm">
          <draw:text-box>
            <text:p text:style-name="P7"><text:span text:style-name="T2">4</text:span></text:p>
          </draw:text-box>
        </draw:frame>
        <draw:polygon draw:style-name="gr13" draw:text-style-name="P5" draw:layer="layout" svg:width="0.12cm" svg:height="0cm" svg:x="4.016cm" svg:y="2.807cm" svg:viewBox="0 0 121 0" draw:points="121,0 0,0">
          <text:p/>
        </draw:polygon>
        <draw:frame draw:style-name="gr14" draw:text-style-name="P9" draw:layer="layout" svg:width="0.983cm" svg:height="1.504cm" svg:x="2.999cm" svg:y="4.526cm">
          <draw:text-box>
            <text:p text:style-name="P7"><text:span text:style-name="T2">6</text:span></text:p>
          </draw:text-box>
        </draw:frame>
        <draw:frame draw:style-name="gr15" draw:text-style-name="P9" draw:layer="layout" svg:width="0.984cm" svg:height="1.504cm" svg:x="2.992cm" svg:y="2.436cm">
          <draw:text-box>
            <text:p text:style-name="P7"><text:span text:style-name="T2">8</text:span></text:p>
          </draw:text-box>
        </draw:frame>
        <draw:frame draw:style-name="gr16" draw:text-style-name="P14" draw:layer="layout" svg:width="6.056cm" svg:height="2.323cm" draw:transform="rotate (1.5707963267949) translate (1.438cm 10.442cm)">
          <draw:text-box>
            <text:p text:style-name="P13"><text:span text:style-name="T4">F</text:span><text:span text:style-name="T4">o</text:span><text:span text:style-name="T4">r</text:span><text:span text:style-name="T4">c</text:span><text:span text:style-name="T4">e</text:span><text:span text:style-name="T4">(</text:span><text:span text:style-name="T4">N</text:span><text:span text:style-name="T4">)</text:span></text:p>
          </draw:text-box>
        </draw:frame>
        <draw:polygon draw:style-name="gr2" draw:text-style-name="P2" draw:layer="layout" svg:width="0.025cm" svg:height="0cm" svg:x="34.899cm" svg:y="6.956cm" svg:viewBox="0 0 26 1" draw:points="0,0 0,1 26,1">
          <text:p/>
        </draw:polygon>
        <draw:line draw:style-name="gr17" draw:text-style-name="P15" draw:layer="layout" svg:x1="4.067cm" svg:y1="11.705cm" svg:x2="4.512cm" svg:y2="11.705cm">
          <text:p/>
        </draw:line>
        <draw:line draw:style-name="gr7" draw:text-style-name="P6" draw:layer="layout" svg:x1="38.082cm" svg:y1="13.253cm" svg:x2="38.082cm" svg:y2="13.532cm">
          <text:p/>
        </draw:line>
        <draw:frame draw:style-name="gr18" draw:text-style-name="P12" draw:layer="layout" svg:width="2.628cm" svg:height="1.644cm" svg:x="37.238cm" svg:y="13.372cm">
          <draw:text-box>
            <text:p text:style-name="P11"><text:span text:style-name="T3">4</text:span><text:span text:style-name="T3">7</text:span></text:p>
          </draw:text-box>
        </draw:frame>
        <draw:frame draw:style-name="gr19" draw:text-style-name="P17" draw:layer="layout" svg:width="1.633cm" svg:height="1.758cm" svg:x="21.087cm" svg:y="11.552cm">
          <draw:text-box>
            <text:p text:style-name="P16"><text:span text:style-name="T5">...</text:span></text:p>
          </draw:text-box>
        </draw:frame>
        <draw:custom-shape draw:style-name="gr20" draw:text-style-name="P4" draw:layer="layout" svg:width="2.31cm" svg:height="1.417cm" svg:x="37cm" svg:y="11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2.082cm" svg:height="1.823cm" svg:x="7.634cm" svg:y="2.444cm">
          <draw:text-box>
            <text:p text:style-name="P18"><text:span text:style-name="T6">1</text:span><text:span text:style-name="T7">st</text:span><text:span text:style-name="T6"> </text:span></text:p>
          </draw:text-box>
        </draw:frame>
        <draw:frame draw:style-name="gr21" draw:text-style-name="P19" draw:layer="layout" svg:width="2.44cm" svg:height="1.823cm" svg:x="12.654cm" svg:y="2.444cm">
          <draw:text-box>
            <text:p text:style-name="P18"><text:span text:style-name="T6">2</text:span><text:span text:style-name="T7">n</text:span><text:span text:style-name="T7">d</text:span><text:span text:style-name="T6"> </text:span></text:p>
          </draw:text-box>
        </draw:frame>
        <draw:frame draw:style-name="gr22" draw:text-style-name="P19" draw:layer="layout" svg:width="2.079cm" svg:height="1.822cm" svg:x="17.924cm" svg:y="2.537cm">
          <draw:text-box>
            <text:p text:style-name="P18"><text:span text:style-name="T6">3</text:span><text:span text:style-name="T7">r</text:span><text:span text:style-name="T7">d</text:span><text:span text:style-name="T6"> </text:span></text:p>
          </draw:text-box>
        </draw:frame>
        <draw:frame draw:style-name="gr22" draw:text-style-name="P19" draw:layer="layout" svg:width="2.263cm" svg:height="1.822cm" svg:x="26.178cm" svg:y="2.537cm">
          <draw:text-box>
            <text:p text:style-name="P18"><text:span text:style-name="T6">1</text:span><text:span text:style-name="T6">4</text:span><text:span text:style-name="T7">t</text:span><text:span text:style-name="T7">h</text:span><text:span text:style-name="T6"> </text:span></text:p>
          </draw:text-box>
        </draw:frame>
        <draw:frame draw:style-name="gr22" draw:text-style-name="P19" draw:layer="layout" svg:width="3.253cm" svg:height="1.822cm" svg:x="32.131cm" svg:y="2.54cm">
          <draw:text-box>
            <text:p text:style-name="P18"><text:span text:style-name="T6">1</text:span><text:span text:style-name="T6">5</text:span><text:span text:style-name="T7">t</text:span><text:span text:style-name="T7">h</text:span><text:span text:style-name="T6"> </text:span></text:p>
          </draw:text-box>
        </draw:frame>
        <draw:line draw:style-name="gr23" draw:text-style-name="P20" draw:layer="layout" svg:x1="4.45cm" svg:y1="13.201cm" svg:x2="4.449cm" svg:y2="1.961cm">
          <text:p/>
        </draw:line>
        <draw:line draw:style-name="gr23" draw:text-style-name="P20" draw:layer="layout" svg:x1="4.451cm" svg:y1="13.234cm" svg:x2="39.197cm" svg:y2="13.239cm">
          <text:p/>
        </draw:line>
        <draw:line draw:style-name="gr7" draw:text-style-name="P6" draw:layer="layout" svg:x1="4.615cm" svg:y1="13.254cm" svg:x2="4.615cm" svg:y2="13.533cm">
          <text:p/>
        </draw:line>
        <draw:polygon draw:style-name="gr6" draw:text-style-name="P21" draw:layer="layout" svg:width="0.227cm" svg:height="0cm" svg:x="4.297cm" svg:y="12.962cm" svg:viewBox="0 0 228 0" draw:points="228,0 0,0">
          <text:p/>
        </draw:polygon>
        <draw:line draw:style-name="gr7" draw:text-style-name="P20" draw:layer="layout" svg:x1="4.476cm" svg:y1="12.979cm" svg:x2="4.079cm" svg:y2="12.979cm">
          <text:p/>
        </draw:line>
        <draw:polygon draw:style-name="gr6" draw:text-style-name="P21" draw:layer="layout" svg:width="0.227cm" svg:height="0cm" svg:x="4.297cm" svg:y="11.68cm" svg:viewBox="0 0 228 0" draw:points="228,0 0,0">
          <text:p/>
        </draw:polygon>
        <draw:polygon draw:style-name="gr6" draw:text-style-name="P21" draw:layer="layout" svg:width="0.227cm" svg:height="0cm" svg:x="4.297cm" svg:y="10.398cm" svg:viewBox="0 0 228 0" draw:points="228,0 0,0">
          <text:p/>
        </draw:polygon>
        <draw:polygon draw:style-name="gr6" draw:text-style-name="P21" draw:layer="layout" svg:width="0.227cm" svg:height="0cm" svg:x="4.297cm" svg:y="9.116cm" svg:viewBox="0 0 228 0" draw:points="228,0 0,0">
          <text:p/>
        </draw:polygon>
        <draw:polygon draw:style-name="gr6" draw:text-style-name="P21" draw:layer="layout" svg:width="0.227cm" svg:height="0cm" svg:x="4.297cm" svg:y="7.835cm" svg:viewBox="0 0 228 0" draw:points="228,0 0,0">
          <text:p/>
        </draw:polygon>
        <draw:polygon draw:style-name="gr6" draw:text-style-name="P21" draw:layer="layout" svg:width="0.227cm" svg:height="0cm" svg:x="4.297cm" svg:y="6.553cm" svg:viewBox="0 0 228 0" draw:points="228,0 0,0">
          <text:p/>
        </draw:polygon>
        <draw:polygon draw:style-name="gr6" draw:text-style-name="P21" draw:layer="layout" svg:width="0.227cm" svg:height="0cm" svg:x="4.297cm" svg:y="5.273cm" svg:viewBox="0 0 228 0" draw:points="228,0 0,0">
          <text:p/>
        </draw:polygon>
        <draw:polygon draw:style-name="gr6" draw:text-style-name="P21" draw:layer="layout" svg:width="0.227cm" svg:height="0cm" svg:x="4.297cm" svg:y="3.991cm" svg:viewBox="0 0 228 0" draw:points="228,0 0,0">
          <text:p/>
        </draw:polygon>
        <draw:line draw:style-name="gr7" draw:text-style-name="P20" draw:layer="layout" svg:x1="4.468cm" svg:y1="2.96cm" svg:x2="4.24cm" svg:y2="2.96cm">
          <text:p/>
        </draw:line>
        <draw:line draw:style-name="gr7" draw:text-style-name="P20" draw:layer="layout" svg:x1="4.476cm" svg:y1="11.696cm" svg:x2="4.079cm" svg:y2="11.696cm">
          <text:p/>
        </draw:line>
        <draw:line draw:style-name="gr7" draw:text-style-name="P20" draw:layer="layout" svg:x1="4.476cm" svg:y1="10.342cm" svg:x2="4.079cm" svg:y2="10.342cm">
          <text:p/>
        </draw:line>
        <draw:line draw:style-name="gr7" draw:text-style-name="P20" draw:layer="layout" svg:x1="4.476cm" svg:y1="7.842cm" svg:x2="4.079cm" svg:y2="7.842cm">
          <text:p/>
        </draw:line>
        <draw:line draw:style-name="gr7" draw:text-style-name="P20" draw:layer="layout" svg:x1="4.476cm" svg:y1="6.534cm" svg:x2="4.079cm" svg:y2="6.534cm">
          <text:p/>
        </draw:line>
        <draw:line draw:style-name="gr7" draw:text-style-name="P20" draw:layer="layout" svg:x1="4.476cm" svg:y1="5.285cm" svg:x2="4.079cm" svg:y2="5.285cm">
          <text:p/>
        </draw:line>
        <draw:line draw:style-name="gr7" draw:text-style-name="P20" draw:layer="layout" svg:x1="4.476cm" svg:y1="4.18cm" svg:x2="4.079cm" svg:y2="4.18cm">
          <text:p/>
        </draw:line>
        <draw:line draw:style-name="gr7" draw:text-style-name="P20" draw:layer="layout" svg:x1="4.476cm" svg:y1="2.961cm" svg:x2="4.079cm" svg:y2="2.961cm">
          <text:p/>
        </draw:line>
        <draw:line draw:style-name="gr7" draw:text-style-name="P20" draw:layer="layout" svg:x1="4.476cm" svg:y1="9.093cm" svg:x2="4.079cm" svg:y2="9.093cm">
          <text:p/>
        </draw:line>
        <draw:path draw:style-name="gr24" draw:text-style-name="P1" draw:layer="layout" svg:width="17.439cm" svg:height="11.672cm" svg:x="23.2cm" svg:y="1.319cm" svg:viewBox="0 0 17440 11673" svg:d="M1191 11639l24-150 51-2817c0-1 0-1 0-2l27-167c0-3 1-5 4-7 3-3 6-5 11-7 5-1 10-2 15-2 6 0 11 1 16 2 5 2 8 4 11 7 3 2 4 5 4 8l5 92 91-1393c0-1 0-1 0-1l56-382 26-422 26-190c1-3 2-5 4-7 3-3 7-5 12-7 5-1 9-2 15-2 2 0 4 0 5 0l18-81 79-588 24-218c1-3 2-5 4-8 3-3 7-5 12-6 4-1 8-2 12-2l26-2c1 0 2 0 3 0 6 0 10 1 15 3 5 1 9 3 12 6 2 2 3 4 3 6l14 65 13-7c2-1 3-2 6-2 4-2 9-3 15-3s10 1 15 3c5 1 9 3 11 6 3 2 4 4 4 6l25 107 25 144v1l2 13 11-120c0-2 1-4 4-7l24-27c1 0 1 0 1-1 3-2 6-4 11-6 5-1 10-2 16-2 5 0 10 1 15 2 5 2 8 4 11 6 2 3 3 4 4 7l11 46 4-14c0-2 2-4 4-6 2-3 6-5 11-6 5-2 10-3 15-3 6 0 11 1 16 3 4 1 8 3 11 6 0 1 1 1 1 2l5 5 15-57c0 0 0-1 1-2l24-49c1-2 2-3 3-4s2-2 3-2l45-33 24-137 51-366c0-1 0-1 0-1l52-212 26-222 24-157c1-1 1-3 2-4l25-38c1-1 1-1 2-2 3-3 6-5 11-7 5-1 10-2 16-2 5 0 10 1 15 2 3 1 6 3 8 4l23-232 25-350c0-1 0-1 0-2l26-79c1-2 2-4 4-5 2-3 6-5 11-7 5-1 10-2 15-2 6 0 11 1 16 2 4 2 8 4 11 7 2 2 3 4 4 6l12 57 31-139c0-2 1-4 4-7 2-2 6-4 11-6 5-1 9-2 15-2s11 1 15 2c2 1 4 1 5 2l26 13c3 1 5 2 7 4s3 4 3 6l12 46 5-18 25-265 27-1133v-1l25-281c0-3 2-5 4-8 3-3 6-5 11-6 5-2 10-2 16-2 5 0 10 0 15 2 5 1 8 3 11 6s4 5 4 9l28 964 17 414c1-1 2-2 3-4 3-2 7-4 11-6 5-2 10-2 16-2 5 0 10 0 15 2s9 4 11 6c3 3 4 5 4 8l54 420v1l52 1066 25 251h1l25 431 26 542 52 381 77 731v1l26 588 102 2873 51 1124h3229l23-249 26-632 119-2113 57-1793 56-756 58-906c0-1 0-2 1-3l28-70 30-193 27-222c1-2 2-5 4-7 3-3 7-5 12-6 5-2 9-3 15-3h1l23-1261c0-3 1-6 4-9 3-2 6-4 11-6s10-2 15-2c6 0 11 0 16 2s8 4 11 6c3 3 4 6 4 9l24 927 26-136c0-3 1-5 4-7 3-3 6-5 11-6 5-2 10-2 15-2h1l25-534c0-2 1-3 2-5l24-37 25-409 28-290c1-3 2-5 4-7 3-3 7-5 12-7 5-1 9-2 15-2 2 0 4 0 6 0l18-109c0-1 0-1 0-1l26-97 25-117c0-1 0-1 0-1l27-98c1-2 2-4 4-6 3-3 6-5 11-6 5-2 10-2 15-2 6 0 11 0 16 2 5 1 8 3 11 6 2 2 3 4 4 7l10 48 8-37c0-1 0-1 0-2l28-68c0-2 1-3 3-5 3-3 6-4 11-6s10-2 16-2c5 0 10 0 15 2s8 3 11 6 4 5 4 8l41 440c2 0 4 0 5 0 6 0 11 0 16 2 5 1 8 3 11 6 2 2 3 5 4 7l27 150 27 207 24 30c0 0 1 1 1 2l20-39c1-2 2-3 3-4 3-3 6-5 11-6 5-2 10-3 16-3 4 0 9 1 13 2l9-27 27-131 26-200c0-1 0-1 0-1l26-125c1-3 2-5 4-7 3-2 7-4 12-6 4-2 9-2 15-2 1 0 1 0 2 0l20-133 28-222 26-159c0-1 0-2 0-2l26-65c1-1 2-3 3-4 3-3 7-5 12-7 5-1 9-2 15-2s11 1 15 2c4 2 7 3 9 5l26-324c0-1 0-3 1-4l25-53 27-111 27-363 27-1019 26-250c0-3 2-5 4-7 3-3 7-5 11-7 5-1 10-2 16-2 5 0 10 1 15 2 5 2 9 4 11 7 3 2 4 5 4 8l28 945 19 301c1 0 2 0 3 0 6 0 10 0 15 2s9 4 12 6c2 3 3 5 4 7l80 501c0 1 0 1 0 1l26 353 27 569v1l26 843 25 1113 52 2852 53 2027 75 2101h3075l21-53 26-498 26-685 27-368c0-3 1-5 4-8s6-5 11-6c5-2 10-2 16-2 1 0 2 0 3 0l19-238 27-259c0-1 0-1 1-2l24-90 78-836 26-271 26-336 25-402 26-613 26-373v-1l27-221 26-346 52-477 25-229c0-1 0-1 0-1l26-157c0-3 1-5 4-8 2-2 6-4 11-6 5-1 9-2 15-2l22-97 25-196c1-2 2-5 4-7 3-3 7-5 12-6 5-2 9-3 15-3s11 1 15 3c5 1 9 3 12 6 1 1 2 2 2 3l26 45 16-111c0-3 2-5 4-8 3-2 6-4 11-6s10-2 16-2c5 0 10 0 15 2s8 4 11 6c3 3 4 5 4 7l13 82 2-8c0-2 1-4 4-6 2-2 4-4 8-5l15-6 48-110 25-59 26-237v-1l26-105c1-2 2-4 4-6 3-3 6-5 11-7 5-1 10-2 15-2 6 0 11 1 16 2l1 1 13 4 17-108 25-228c1-1 1-2 2-3l24-49c1-2 2-3 3-4 3-3 7-5 12-6 4-2 9-3 15-3 1 0 1 0 2 0l18-166 27-1313 25-442c0-3 1-5 4-8s6-5 11-6c5-2 10-3 16-3 5 0 10 1 15 3 5 1 8 3 11 6s4 5 4 8l26 996 26 158 25 48c0 0 1 1 1 2l51 195c0 1 0 1 0 1l9 60c4-1 7-1 11-1 6 0 11 0 15 2 5 2 9 3 12 6 2 2 3 4 3 7l2 7 15-119 26-341v-1l26-188 26-302 25-244c0-3 2-6 4-8 3-3 6-5 11-6 5-2 10-3 16-3 5 0 10 1 15 3 5 1 8 3 11 5l22-473v-1l26-157c1-3 2-5 4-7 3-3 7-5 11-7 5-1 10-2 16-2 2 0 4 0 6 0l14-279c0-3 1-6 4-8 3-3 6-5 11-6 5-2 10-3 16-3 5 0 10 1 15 3 5 1 8 3 11 6 2 2 3 4 4 6l26 118c0 1 0 1 0 2l25 757 25 2624 51 6636 22 151h3551v34h-3579c-6 0-11-1-16-2-5-2-8-4-11-7-2-2-4-4-4-7l-25-167c0-1 0-1 0-2l-51-6636-24-2623-14-401-2 45c0 3-1 5-4 8s-6 5-11 6c-5 2-10 2-15 2-6 0-11 0-16-2-3-1-6-2-8-4l-23 472c0 3-1 6-4 8-2 3-6 5-11 7-5 1-10 2-15 2-2 0-4 0-5 0l-26-3-16 165-26 302v1l-26 188-26 341v1l-26 203c-1 2-2 5-4 7-3 2-5 4-9 5l-27 12c-1 0-2 0-3 1-5 1-9 2-15 2s-11-1-15-2c-5-2-9-4-12-7-2-2-3-4-4-6l-1-4c-1 0-2 1-4 1-4 2-9 3-15 3s-10-1-15-3c-5-1-9-3-11-6-3-2-4-4-4-7l-25-160-51-194-25-48c0-1-1-2-1-4l-26-160v-1l-1-18-16 777v1l-24 229c-1 3-2 6-5 8-2 3-6 5-11 6-5 2-9 3-15 3s-11-1-15-3c-3 0-5-1-6-2l-25 219-26 175c-1 3-2 5-4 7-3 3-7 5-11 6-5 2-10 3-16 3-5 0-10-1-15-3-5-1-9-3-11-6-2-1-3-2-3-4l-4-7-13 51-26 238c0 1 0 2-1 3l-26 60-50 116c-1 2-2 3-4 4-2 2-4 4-8 6l-13 5-24 98c-1 3-2 4-4 6-3 3-7 5-11 7-5 1-10 2-16 2-5 0-10-1-15-2-4-1-7-3-9-5l-20-14-25 120c0 2-1 4-3 6-3 3-7 5-12 7-5 1-9 2-15 2s-10-1-15-2c-5-2-9-4-12-7-2-2-3-4-4-7l-10-73-6 46v1l-26 118c-1 2-2 4-4 6-3 3-7 5-12 6-4 2-9 2-14 3l-22 136-25 229-52 477-26 346-27 222-26 372-26 612c0 1 0 1 0 1l-25 402-26 337-26 271-78 836c0 1 0 1 0 2l-25 91-27 257-26 321c0 3-1 5-4 8-2 2-6 4-11 6-5 1-10 2-15 2-1 0-2 0-3 0l-21 285-26 684v1l-26 499c0 1 0 2 0 3l-28 69c0 1-1 3-3 4-3 3-6 5-11 7-5 1-10 2-16 2h-3129c-6 0-11-1-16-2-4-2-8-4-11-7-2-2-4-5-4-8l-75-2117-54-2027-52-2853-24-1113-26-843-27-569-26-352-63-392c-5 1-9 2-14 2-6 0-11-1-15-3-5-1-9-3-12-6-2-2-4-5-4-8l-26-411c0-1 0-1 0-1l-5-186-14 508c0 1 0 1 0 1l-27 364c0 1 0 1 0 2l-27 113c0 0-1 1-1 2l-25 52-26 331c0 0 0 1 0 2l-27 95c-1 2-2 4-4 6-3 3-7 5-11 6-5 2-10 2-16 2-5 0-10 0-15-2-5-1-9-3-11-6-1-1-2-1-2-2l-20 124-27 221-26 171c-1 3-2 5-4 7-3 3-7 5-12 7-5 1-9 2-15 2-1 0-3 0-4 0l-19 88-25 200c-1 0-1 0-1 0l-27 132c0 1 0 1 0 1l-27 79c-1 2-2 4-4 6-3 2-6 4-11 6-5 1-10 2-15 2-6 0-11-1-16-2-1-1-3-1-4-2l-30 58c-1 2-2 3-3 4-3 3-6 5-11 7-5 1-10 2-15 2-6 0-11-1-16-2-5-2-8-4-11-7-2-1-3-3-3-5l-26-64-24-31c-2-2-3-3-3-6l-27-209-9-48c-4 1-9 2-14 2s-10-1-15-2c-5-2-8-4-11-7-3-2-4-4-4-7l-36-387-7 30c-1 2-2 4-4 6-3 3-6 5-11 7-5 1-10 2-16 2-1 0-3 0-5 0l-27-3c-4 0-7-1-10-2-5-2-9-4-11-6-2-1-2-3-3-4l-18 87-26 96-26 157c0 2-2 4-4 7-3 2-6 4-11 6-5 1-10 2-16 2 0 0-1 0-2 0l-24 242-24 411c-1 2-1 3-2 5l-24 37-29 587c0 3-1 5-4 8s-6 5-11 6c-5 2-10 3-15 3-3 0-6-1-9-1l-16 88-28 121-27 97c0 2-2 4-4 6s-6 4-11 6-10 2-15 2c-6 0-11 0-16-2-1-1-3-1-4-2l-6 318c0 3-1 6-4 9-3 2-7 4-11 6-5 1-10 2-16 2-5 0-10-1-15-2-3-1-6-2-8-3l-1 6c0 1 0 1 0 1l-30 194c0 1-1 2-1 3l-28 69-57 904-57 756-57 1793-119 2113-26 632-25 266c0 3-1 5-4 7-3 3-6 5-11 7-5 1-10 2-15 2h-3288c-6 0-11-1-15-2-5-2-9-4-12-7-2-2-4-5-4-8l-52-1140-101-2874-26-587-77-731-52-381v-1l-26-542-26-430-26-252-52-1066-34-271-10 34c0 2-2 4-4 6-2 3-6 5-11 6-5 2-10 3-15 3-6 0-11-1-16-3-4-1-8-3-11-6-2-3-4-5-4-8l-26-600-4-133-14 582c0 1 0 1 0 1l-24 267c0 0-1 1-1 2l-26 82c0 2-2 4-3 5-3 3-7 5-12 7-4 1-8 2-14 2l-24 1c-1 0-1 0-2 0-5 0-10-1-15-3-5-1-9-3-11-6-2-2-4-4-4-6l-10-42-34 153c-1 3-2 5-4 7-3 3-7 5-11 6-5 2-10 3-16 3-5 0-10-1-15-3-5-1-9-3-11-6-1-1-1-1-2-2l-23-28-21 298-26 271c0 1 0 2-1 3l-24 60c-1 2-2 3-4 5-3 3-6 5-11 6-5 2-10 2-15 2-6 0-11 0-16-2-5-1-8-3-11-6-1-1-2-2-2-3l-16 101-26 223c0 1 0 1 0 2l-52 211-51 366-25 142c0 2-1 5-4 7 0 1-1 1-2 2l-47 34-23 46-25 97c-1 2-2 4-4 6-3 3-7 5-12 6-4 2-9 3-15 3s-10-1-15-3l-18-6-13 53c-1 3-2 5-4 7-3 2-6 4-11 6s-10 2-16 2c-5 0-10 0-15-2s-8-4-11-6c-1-1-1-1-1-1l-25-29-1-1-16 172c0 1-1 1-1 2l-25 76c0 2-1 3-3 5-3 3-6 5-11 6-5 2-10 3-16 3-5 0-10-1-15-3-5-1-8-3-11-6-3-2-4-5-4-8l-25-225-25-143-13-54-4 7c-1 1-1 2-2 3-3 3-7 5-12 6-5 2-9 2-15 2s-11 0-15-2c-5-1-9-3-12-6-2-2-3-4-4-7l-3-15-12 110-79 589v1l-26 121c-1 3-2 5-4 7-3 3-7 5-12 6-4 2-9 2-15 2-1 0-1 0-2 0l-20 149-26 422v1l-57 381-105 1619c0 1 0 1 0 1l-26 138c-1 3-2 5-4 7-3 3-6 5-11 6-5 2-10 2-16 2-5 0-10 0-15-2-5-1-8-3-11-6-1-1-1-1-1-1l-46 2522v1l-26 166c0 3-2 5-4 7-3 3-6 5-11 7-5 1-10 2-16 2h-1219v-34zM2948 3231l-29-3v4z">
          <text:p/>
        </draw:path>
        <draw:path draw:style-name="gr25" draw:text-style-name="P2" draw:layer="layout" svg:width="17.439cm" svg:height="8.235cm" svg:x="23.2cm" svg:y="4.764cm" svg:viewBox="0 0 17440 8236" svg:d="M1509 8201l23-158 26-276 27-330c1-1 1-1 1-2l26-106 25-243c1-2 2-5 5-7 2-3 6-5 11-7 4-1 8-2 13-2l25-228c0-3 1-5 4-7 2-3 6-5 11-7 4-1 8-2 12-2l49-286c1 0 1-1 1-2l25-68 26-240 25-350 25-1735 25-994c0-3 1-6 4-9 3-2 6-4 11-6 3-1 6-2 10-2l24-2101c0-3 1-6 4-9 3-2 7-4 12-6 3-1 6-2 9-2l26-930c0-3 1-6 4-9 3-2 6-4 11-6 5-1 10-2 16-2 5 0 10 1 15 2 5 2 8 4 11 6 2 2 3 4 4 6l25 69c0 1 0 2 0 3l25 710 26 493 26 1082 26 457 24 120c0 0 1 0 1 1l25 266 4 6c5-2 10-3 15-3 6 0 11 1 16 3 5 1 8 3 11 6 1 0 1 1 2 2l17 22 27-94 26-156 75-760 25-380v-1l26-247v-1l25-122 26-169v-1l26-132c0-3 1-5 4-7 2-3 6-5 11-6 5-2 10-2 15-2 6 0 11 0 16 2 4 1 8 3 11 6 1 2 2 3 3 5l25 63 22 16c0 1 1 2 2 2 2 3 3 5 4 8l26 231v1l26 292 22 80c5 0 10 1 14 2 1 0 2 0 2 1l21 8 19 2c3 0 6 1 9 2 5 1 9 3 11 6 3 2 4 5 4 8l12 217 6-97c0-3 2-6 4-8 3-3 7-5 12-7 4-1 9-2 15-2h1l21-55c0-2 2-3 3-5 2-1 3-2 5-3l26-16c2-1 4-2 6-3 1 0 2 0 3 0l26-7c4-1 8-2 13-2h183 51c5 0 10 0 15 2s8 4 11 6c3 3 4 5 4 8l10 171 7-115c0-3 1-5 4-8s6-5 11-6c5-2 10-3 15-3h10l14-11 23-34c1-1 2-2 2-3 1-1 2-1 2-2l26-19c3-2 6-4 10-5 2-1 4-1 7-2l26-4c3 0 5 0 8 0 6 0 10 0 15 2 5 1 9 3 11 6 2 2 3 4 4 6l2 5 15-31c1-2 2-3 3-4 3-3 6-5 11-7 5-1 10-2 16-2h26c5 0 10 1 15 2 4 2 7 3 9 5l17 13h8l20-86 26-616c0-3 2-6 4-8 3-3 7-5 12-6 4-2 9-3 15-3s10 1 15 3c5 1 9 3 12 6 2 2 3 5 4 8l26 486 24 1660 51 438 25 109v1l25 1047 49 1045 26 149 26 116c0 1 0 1 0 1l24 181c5 0 9 1 13 2 5 2 8 4 11 6 3 3 4 5 4 8l54 392 26 106c0 0 0 1 0 2l28 594 27 453 24 148h2816l27-785 31-493v-1l27-276c0-1 0-1 0-1l28-143 58-5601v-1l27-883c1-3 2-6 5-8 2-3 6-5 11-7 5-1 10-2 15-2 6 0 11 1 16 2 4 2 8 4 11 7 2 2 4 5 4 8l77 2179 28-157c0-1 1-1 1-2l28-60c1-2 2-3 3-4 3-3 7-5 12-6 2-1 5-2 8-2l26-4c2 0 5 0 7 0 6 0 10 1 15 2 5 2 9 4 12 7 2 2 4 5 4 8l14 415 6-69c0-1 0-1 0-1l26-262c0-2 0-3 1-4l26-51c1-2 1-3 3-4 3-3 6-5 11-6 4-2 8-2 12-3l78-4c1 0 2 0 3 0h109l19-35c1-1 1-2 3-3 3-3 6-5 11-6 5-2 10-3 15-3 6 0 11 1 16 3 5 1 8 3 11 6 1 1 1 1 2 2l3 5 18-86c1-3 2-5 4-7 3-3 6-5 11-6 5-2 10-3 16-3 5 0 10 1 15 3 5 1 8 3 11 6 1 1 2 2 3 3l5 10c1 0 1-1 2-1 5-1 10-2 15-2 6 0 11 1 16 2 5 2 8 4 11 7 2 1 3 2 3 4l27 64 21 30 13 4 44 2 210 1 23-102 27-271c0-3 1-5 4-8s6-5 11-6c4-1 9-2 13-2l26-312c0-3 1-4 3-6l26-33 1-1c3-3 7-5 11-7 5-1 10-2 16-2 3 0 5 0 8 1l15-35c1-2 2-3 3-4 3-3 7-5 12-7 4-1 9-2 15-2s10 1 15 2c5 2 9 4 11 7 3 2 4 3 4 6l27 110c1 0 1 0 1 1l24 172 21-404c0-3 1-5 4-8s6-5 11-6c5-2 10-3 15-3 1 0 1 0 2 1l21-258c0-1 0-1 0-2l25-97c0-2 2-4 4-6 2-3 6-5 11-6 4-2 9-3 14-3l22-362c1-3 2-5 5-8 2-2 6-4 11-6s9-2 15-2 11 0 15 2c5 2 9 4 12 6 2 2 3 4 4 7l53 239c0 1 0 1 0 2l25 416 24 82 23 62 35 11 20 1c4 0 8 1 12 2 5 1 9 3 11 6 3 3 4 5 5 8l26 433 27 186 23 112c0 1 0 1 0 2l25 439 2 6 15-276c0-3 1-5 4-8s6-4 11-6 10-2 15-2c6 0 11 0 16 2s8 3 11 6 4 5 4 8l26 555 51 1513c5 1 9 1 13 3 5 1 8 3 11 6s4 5 4 8l27 1084 27 455 28 614 24 80c0 1 0 2 0 2l27 299 26 101v1l52 357c0 1 0 1 0 1l26 644 26 412h720l22-122c0-1 0-2 1-2l25-57 25-91c0-3 2-4 4-6 2-3 6-5 11-7 5-1 10-2 15-2h3l22-49c0-1 1-3 3-4 1-1 3-2 4-3l25-15c2-1 4-2 7-3 5-1 10-2 15-2 6 0 11 1 16 2 5 2 8 4 11 6 0 1 1 2 1 2 3-1 5-3 9-4 5-1 10-2 15-2 6 0 11 1 16 2 4 2 8 4 11 6 0 1 1 1 1 2l26 32c2 2 3 4 3 7l25 310h1750l48-273c0-1 0-2 1-4l25-42 27-101 26-142 52-386c0-1 0-2 1-3l24-52 26-159v-1l52-193 26-102c0-1 0-1 0-2l26-61 25-184c1-1 1-2 1-3l24-57 25-288 25-1402 24-556 50-3441 26-395v-1l25-146c0-2 2-4 4-6 3-3 6-5 11-7 5-1 10-2 16-2 5 0 10 1 15 2 5 2 8 4 11 7 3 2 4 5 4 8l26 683 26 151c0 1 0 1 0 1l26 257 25 418 26 130c0 1 0 1 0 2l26 526 25 70c0 1 1 1 1 2l24 145 22 91 20-146c0-2 2-5 4-7 3-3 6-5 11-6 4-1 8-2 12-2l25-273c0-3 1-5 4-7 3-3 6-5 11-7 5-1 10-2 16-2 5 0 10 1 15 2 5 2 8 4 11 7 3 2 4 5 4 8l21 333h1l18-345 26-213 25-543c0-3 2-6 4-8 3-3 7-5 12-6 4-2 9-3 15-3s10 1 15 3c5 1 9 3 11 6 3 2 4 5 5 8l25 335c5 1 8 1 12 3 5 1 9 3 12 6 2 2 3 4 3 6l26 117 20 20 23 12c2 1 4 2 5 4 3 2 4 4 4 6l10 41 9-13c1 0 1-1 2-2 1 0 2-1 2-2l26-19c3-2 6-3 9-4 4-1 7-2 10-2l7-1 19-37 26-739c0-1 0-2 0-3l26-78c1-2 2-4 4-6 3-2 6-4 11-6 5-1 10-2 15-2 6 0 11 1 16 2 5 2 8 4 11 6v1l19 18 8 1 48 1c5 0 10 1 14 2 5 2 9 4 11 7 3 2 4 5 5 8l24 520 26 290 4 74c1 0 1 0 1 0 5-2 10-2 15-2 6 0 11 0 16 2s8 4 11 6c3 3 4 6 4 9l26 1806v1l25 2271 26 697 35 732 38 629h149l25-159c0-2 1-5 4-7 2-2 5-4 8-5l26-11c1 0 2 0 3-1 4-1 9-2 14-2l29-1c1 0 1 0 2 0 5 0 9 1 14 2l11-41c0-3 2-4 4-6 2-3 6-5 11-7 5-1 10-2 15-2 6 0 11 1 16 2 4 2 8 4 11 7 1 1 2 2 3 4l7 15 15-60c1-2 2-4 4-6 3-3 7-4 11-6 5-2 10-2 16-2 5 0 10 0 15 2s9 3 11 6c2 1 2 2 3 4l30 53c0 2 1 3 1 4l26 217h2838v35h-2866c-6 0-11-1-16-3-5-1-8-3-11-6-2-2-4-5-4-7l-22-185-3 10c-1 3-2 5-4 7-3 2-6 4-11 6-5 1-10 2-16 2-5 0-10-1-15-2l-26-9-12 45c-1 2-2 4-4 6-3 3-6 5-11 6-5 2-10 3-15 3-6 0-11-1-16-3-5-1-8-3-11-6-1-2-2-3-3-5l-19-43-3 1-26 167c-1 3-2 5-4 7-3 3-7 5-12 6-4 2-9 3-15 3h-207c-5 0-10-1-15-3-5-1-8-3-11-6s-4-5-4-8l-39-646-36-732-26-698-24-2271-21-1419c-5 0-10 0-15-2s-8-4-11-6c-3-3-4-5-4-8l-26-459-26-291-24-504h-22c-2 0-4-1-6-1l-25-3-13 38-26 740c0 1 0 2-1 4l-25 50c0 1-1 2-3 4s-6 4-11 6c-3 1-6 2-10 2l-14 1-16 12-52 72c0 1-1 2-2 3-3 2-6 4-11 6-5 1-10 2-15 2-6 0-11-1-16-2-5-2-8-4-11-6-2-3-3-4-4-7l-23-100-18-10c-2-1-4-2-5-4l-26-24h-1c-2-3-3-5-4-7l-22-105c-5 0-8-1-12-2l-8 176v1l-26 213-25 461c0 3-1 6-4 8-3 3-6 5-11 7-5 1-10 2-16 2-5 0-10-1-15-2-5-2-8-4-11-7-2-2-3-3-4-6l-6-25c-5 2-9 2-14 2-6 0-11 0-16-2s-8-4-11-6c-3-3-4-5-4-8l-7-110c-4 1-8 2-12 2l-23 165c0 3-1 5-4 8-1 1-2 1-3 2l-27 18c-2 2-5 3-8 4-5 1-10 2-15 2-6 0-11-1-16-2-5-2-8-4-11-6-1-1-1-2-2-3l-25-36c-1-1-1-2-2-4l-26-108v-1l-24-144-26-70c0-1 0-2-1-3l-25-528-26-129c0-1 0-1 0-2l-25-418-26-257-26-152v-1l-9-239-7 96-49 3441-25 556-25 1401c0 1 0 1 0 1l-25 291c0 1 0 2 0 3l-25 57-25 184c-1 1-1 2-1 3l-26 61-26 102-51 193-26 160c0 1-1 2-1 3l-24 51-52 385-26 143-27 104c-1 1-1 2-2 3l-24 41-51 287c0 3-2 5-4 7-3 3-6 5-11 6-5 2-10 3-15 3h-1808c-5 0-10-1-15-3-5-1-9-3-11-6-3-3-4-5-4-8l-23-285c-3 1-6 3-9 4-5 2-10 2-16 2-5 0-10 0-15-2-5-1-8-3-11-6-2-2-3-3-4-5l-6-18-12 26c-1 2-2 3-3 5-3 3-6 4-11 6s-10 2-16 2l-21 78-1 1-25 57-25 136c0 3-1 5-4 7-3 3-6 5-11 6-5 2-10 3-15 3h-777c-6 0-11-1-15-3-5-1-9-3-12-6-2-3-4-5-4-8l-27-429-26-644-52-356-26-101c0-1 0-1 0-2l-27-298-24-80c-1-1-1-2-1-3l-27-615-27-455c0-1 0-1 0-1l-27-1066c-4-1-8-1-12-3-5-1-8-3-11-6-3-2-4-5-4-8l-52-1530-2-45c-2 1-3 1-4 2-5 1-10 2-16 2-5 0-10-1-15-2-5-2-8-4-11-7-3-2-4-4-4-7l-26-165-25-57c-1-1-1-2-1-4l-25-440-23-113c-1 0-1 0-1 0l-27-187v-1l-25-417c-4-1-7-1-11-2l-53-17h-1c-4-2-8-4-11-6-1-2-3-4-3-6l-26-70-25-83c0-1-1-2-1-2l-24-417-6-24-12 200c0 3-2 6-4 8-3 3-7 5-11 7-5 1-10 2-16 2-3 0-6 0-9-1l-11 44-26 320c0 3-1 6-4 8-3 3-6 5-11 7-5 1-10 2-15 2l-23 435v1l-26 124c-1 2-2 4-4 6-3 3-6 5-11 7-5 1-10 2-16 2-5 0-10-1-15-2-5-2-8-4-11-7-3-2-4-4-4-7l-55-389-9-37c-4 1-8 2-13 2-6 0-11-1-15-2h-1l-7 9-27 325c0 2-1 5-4 7-3 3-6 5-11 7-4 1-9 2-13 2l-26 256v1l-26 117c-1 2-2 4-4 7-3 2-6 4-11 6-5 1-10 2-16 2h-238c-1-1-2-1-3-1l-53-2c-5 0-9-1-13-2 0-1 0-1 0-1l-27-9c-5-1-8-3-11-6-1-1-1-1-2-2l-26-37c0 0-1-1-1-2l-11-27c-4 1-8 2-12 2-3 0-6 0-8-1l-14 68c0 3-2 5-4 7-3 3-6 5-11 6-5 2-10 3-15 3-4 0-6-1-9-1l-28-5c-2 0-4-1-6-1-3-1-5-2-7-3l-1 2c-1 1-2 2-3 4-3 2-6 4-11 6-5 1-10 2-16 2h-129l-56 3-19 38-26 261-28 371c0 3-2 6-4 8-3 3-7 5-12 6-4 2-9 3-15 3s-10-1-15-3c-4-1-7-2-9-4l-29-21c-1-1-1-1-2-2-3-3-4-5-4-8l-22-611-24 136v1l-27 112c-1 0-1 0-1 1l-27 80c-1 2-2 4-3 6-3 2-7 4-12 6s-9 2-15 2-10 0-15-2-9-4-12-6c-2-3-4-5-4-9l-50-1424-57 5536c0 1 0 1 0 2l-29 143-27 276-30 493-29 802c0 3-1 5-4 8s-6 5-11 6c-5 2-10 3-15 3h-2874c-5 0-10-1-15-3-5-1-9-3-11-6-3-2-4-4-4-7l-27-164c-1-1-1-1-1-1l-27-453c0-1 0-1 0-1l-27-594-26-105c0-1 0-1 0-1l-52-377c-5 0-9-1-13-2-5-2-8-4-11-6-2-3-4-5-4-8l-26-196-26-116-26-150v-1l-50-1046-24-1046-25-108c0-1 0-1 0-1l-51-439c0-1 0-1 0-1l-22-1499-18 75c-1 2-2 4-4 6-3 3-7 5-11 6-5 2-10 3-16 3-1 0-1 0-2 0l-51-2c-5-1-9-1-13-3-4-1-7-2-9-4l-6-5-41 84c-1 2-2 3-4 4-2 3-6 5-11 7-5 1-9 2-15 2s-11-1-15-2c-5-2-9-4-12-7-2-1-3-3-3-5l-18-53-3 2-23 35c-1 1-1 1-2 2s-1 1-2 2l-26 20c-3 2-6 3-9 4-4 2-7 2-11 3l-25 405c0 3-1 5-4 8-3 2-6 4-11 6s-10 2-16 2c-5 0-10 0-15-2-1 0-3-1-4-2l-26-11c-3-2-5-3-7-5-3-3-4-5-4-8l-25-449h-21l-176 1-15 4-16 9-24 64c-1 2-2 3-4 5-2 3-6 5-11 6-4 1-7 2-12 2l-26 390c0 3-1 6-4 8-3 3-6 5-11 7-5 1-10 2-15 2h-25c-6 0-11-1-15-2-5-2-9-4-12-7-2-2-4-5-4-8l-26-512h-1c-3-1-6-1-9-2-1 0-2-1-2-1l-18-7h-16c-5 0-10-1-15-2-5-2-9-4-11-6s-3-4-4-6l-27-95c0-1-1-1-1-2l-26-294-25-226-8-6-9 48-26 169-25 122-26 247-25 380-75 761-26 158c0 0 0 1-1 1l-27 97c0 0 0 1-1 2l-24 46c-1 1-2 2-3 3-3 3-7 5-11 7-5 1-10 2-16 2-5 0-10-1-15-2-5-2-9-4-11-7-1 0-1-1-2-2l-27-35c-1 1-3 2-5 2-5 2-10 3-15 3-6 0-11-1-16-3-5-1-8-3-11-6-1-1-2-2-2-3l-25-42c-1-2-2-3-2-5l-26-268-24-120-1-1-26-458-26-1082-25-493-6-154-9 321c0 3-1 6-4 9-3 2-6 4-11 6-3 1-6 2-10 2l-24 2101c0 3-2 6-4 8-3 3-7 5-12 7-3 1-6 2-9 2l-25 978-25 1734c0 1 0 1 0 1l-24 351-26 242c-1 0-1 1-1 2l-26 69-51 300c-1 2-2 5-4 7-3 2-7 4-12 6-3 1-7 2-11 2l-24 228c0 3-2 6-4 8-3 3-7 5-11 6-5 2-9 2-14 3l-24 227v1l-26 106-27 329c0 1 0 1 0 1l-26 276-26 175c-1 2-2 5-4 7-3 3-7 5-12 6-4 2-9 3-15 3h-1537v-35zM2244 3302l2 4 6-2z">
          <text:p/>
        </draw:path>
        <draw:frame draw:style-name="gr22" draw:text-style-name="P19" draw:layer="layout" svg:width="3.253cm" svg:height="1.822cm" svg:x="37.338cm" svg:y="2.54cm">
          <draw:text-box>
            <text:p text:style-name="P18"><text:span text:style-name="T6">1</text:span><text:span text:style-name="T6">6</text:span><text:span text:style-name="T7">t</text:span><text:span text:style-name="T7">h</text:span><text:span text:style-name="T6"> </text:span></text:p>
          </draw:text-box>
        </draw:frame>
        <draw:path draw:style-name="gr26" draw:text-style-name="P3" draw:layer="layout" svg:width="17.439cm" svg:height="8.699cm" svg:x="23.2cm" svg:y="4.296cm" svg:viewBox="0 0 17440 8700" svg:d="M1642 8666l52-519 76-814 26-535c0-1 0-1 0-1l26-257c1-3 2-5 5-8 2-3 6-5 11-6 3-1 7-2 11-2l23-261 25-516 25-258c0-3 1-5 4-8s6-5 11-6c4-1 7-2 11-2l49-480 25-475c0-3 2-6 4-8 3-3 7-5 12-7 3-1 7-2 11-2l24-221 26-456 26-239c1-2 2-5 4-7 3-3 7-5 12-7 3-1 6-1 10-2l25-400 25-218c0-3 1-6 4-8 3-3 6-5 11-6 4-1 8-2 12-2l49-381 24-376v-1l54-337c0-2 1-4 4-7s6-4 11-6c4-1 8-2 12-2l22-143 26-317c1-3 2-5 4-8 3-2 7-4 12-6s9-2 15-2h22l23-262 26-238v-1l26-119c1-2 2-4 4-6 3-3 6-5 11-7 5-1 9-2 13-2l24-182c0-3 2-5 4-8 3-3 6-5 11-6 5-2 10-2 15-2l22-85 27-138c1-2 2-4 4-6 3-3 7-5 12-7 5-1 9-2 15-2h1l44-105 28-99c0-2 1-4 3-6 3-3 7-5 12-6 4-2 9-2 15-2h9l70-53c3-2 6-3 10-5 4-1 9-2 15-2h26c6 0 10 1 15 2 4 2 7 3 10 5l17 13h11c6 0 11 1 16 2 3 1 6 3 9 5l26 20c1 0 1 1 2 1 1 2 2 3 3 5l20 46h2c6 0 11 1 16 3 5 1 8 3 11 6 2 2 3 4 4 6l26 119 19 45h2c6 0 11 1 16 2 5 2 8 4 11 7 1 1 2 2 3 4l26 60 1 1 24 78c0 1 1 1 1 1l52 199v1l24 202c4 1 8 1 11 3 5 1 9 3 12 6 2 2 3 5 4 7l24 222c4 0 8 1 11 2 5 2 9 4 12 6 2 3 3 5 4 8l24 262c4 0 8 1 12 2 5 2 9 4 12 6 2 3 3 5 4 8l24 301c5 0 8 1 12 2 5 2 9 4 12 6 2 3 3 5 4 8l75 495c0 1 0 1 0 1l25 360c4 1 7 1 11 2 5 2 8 4 11 7 3 2 4 4 4 7l25 199 25 400c4 0 8 1 12 2 5 2 8 4 11 6 2 3 4 5 4 8l25 198 25 441c4 0 7 1 10 2 5 1 9 3 12 6 2 2 3 5 4 8l49 456 25 237v1l25 475 24 242c5 0 9 1 13 2 5 2 8 4 11 7 3 2 4 5 4 8l25 479c4 0 8 1 12 2 5 2 8 3 11 6s4 5 4 8l26 257v1l28 519c4 0 8 1 11 2 5 1 9 3 12 6 2 3 3 5 4 8l27 535 25 241c5 1 9 1 14 3 5 1 8 3 11 6s4 5 4 8l25 519c5 1 10 1 14 3 5 1 9 3 12 6 2 3 3 5 4 8l29 539c4 0 7 1 11 2 5 2 8 4 11 6 3 3 4 5 4 8l25 242h2598l29-519 84-814 58-536 308-2756 80-674 28-198 52-416c0-3 2-5 4-8 3-3 6-5 11-6 4-1 8-2 12-2l25-183 26-376v-1l53-337c1-2 2-4 4-7 3-3 7-4 12-6 4-1 8-2 13-2l23-302v-1l52-297c1-2 2-4 4-7 3-2 7-4 12-6 4-1 9-2 15-2l24-123 26-238c0-2 1-5 4-7 3-3 6-5 11-6 5-2 9-3 15-3l49-203 26-198c0-2 2-5 4-7 3-3 6-5 11-6 5-2 10-3 15-3l24-123c1-2 2-4 4-6 3-3 7-5 12-7 4-1 9-2 14-2l23-104c0-2 1-4 3-7 3-2 7-4 12-6 5-1 9-2 15-2h1l22-85c0-2 2-4 4-6 0 0 1-1 2-2l53-39c3-2 5-4 9-5 5-1 10-2 16-2h10l18-13c3-2 6-4 9-5 5-1 10-2 16-2h53c6 0 10 1 15 2 5 2 9 4 12 7 0 1 1 1 2 2l24 38 15 11h12c6 0 11 0 16 2 5 1 8 3 11 6 2 2 3 4 4 6l23 85c5 0 10 1 15 2 5 2 8 4 11 6 2 2 3 3 3 5l28 59c0 1 0 2 0 3l23 104c6 0 10 0 15 2 5 1 9 3 12 6 2 2 3 5 4 7l24 163c6 0 10 0 15 2 5 1 8 3 11 6 2 3 4 5 4 8l26 198 23 103c5 0 10 1 15 3 5 1 8 3 11 6 3 2 4 5 4 7l25 222c4 0 7 1 11 2 5 2 8 4 11 6 2 3 4 5 4 7l26 139c0 1 0 1 0 1l25 281c5 0 9 1 13 2 5 2 9 4 11 7 3 2 4 4 4 7l51 317c0 1 0 1 0 1l24 321c4 0 8 1 12 2 5 1 8 3 11 6s4 5 4 8l26 360c4 0 8 1 12 2 5 2 8 4 11 7 3 2 4 4 4 7l52 396c0 1 0 1 0 1l27 400c3 0 6 1 9 2 5 2 8 4 11 6 3 3 4 5 4 8l25 218v1l25 439c4 1 8 1 12 2 5 2 8 4 11 7 3 2 4 5 4 8l25 459c4 0 8 1 12 2 5 2 8 4 11 7 3 2 4 4 4 7l26 238c0 1 0 1 0 1l25 479c5 0 9 1 13 2 5 2 8 4 11 7 3 2 4 5 4 8l27 479c4 0 8 1 12 2 5 2 9 3 12 6 2 3 3 5 4 8l52 515c0 1 0 1 0 1l26 518c4 0 8 1 12 2 5 2 8 4 11 7 2 2 4 4 4 7l78 814v1l27 535 25 261c5 0 9 1 13 2 5 2 9 4 11 6 3 3 4 5 4 8l25 242h2580l26-242 25-555c0-3 1-5 4-8 2-3 6-5 11-6 4-2 8-2 12-3l51-519 24-535v-1l26-257c1-3 2-5 5-8 2-3 6-5 11-6 4-1 7-2 11-2l27-519v-1l26-257c0-3 1-5 4-8s6-4 11-6c4-1 7-2 12-2l25-479c0-3 1-6 4-8 3-3 6-5 11-7 4-1 7-2 11-2l25-242c0-3 1-5 4-8 2-2 6-4 11-6 4-1 7-2 11-2l26-697c0-3 1-5 4-8s6-5 11-6c4-2 7-2 12-2l25-440c0-3 1-5 4-8s6-5 11-6c4-2 7-2 12-2l23-441c1-3 2-5 5-8 2-2 6-4 11-6 4-1 7-2 11-2l48-400 26-396c0-1 0-1 0-1l24-179c0-2 1-5 4-7 3-3 6-5 11-6 4-2 8-2 13-3l23-181 26-337c0-3 1-5 4-8 2-3 6-4 11-6 4-1 8-2 13-2l24-143 24-317 1-1 52-278c0-2 1-4 4-7 2-2 6-4 11-6 4-1 9-2 14-2l21-104 26-237c0 0 0-1 1-1l24-99c1-3 2-5 4-7 3-2 7-4 11-6 5-1 10-2 16-2l21-85c1-2 2-4 4-6 3-3 7-5 12-6 4-1 8-2 12-2l24-222c0-1 1-2 1-3l26-59c1-2 2-4 3-5 3-3 7-5 12-6 4-2 9-3 15-3h1l20-45 24-99c1-2 2-4 4-6 1 0 1-1 2-1l78-60c3-2 5-3 9-5 5-1 10-2 16-2h78c5 0 10 1 15 2 4 2 7 3 10 5l26 20 1 1c1 1 2 2 3 3l51 80v1l105 239v1l26 78c0 1 0 1 0 1l76 298 102 496 51 298 76 475 148 754v1l107 832 78 678h1c6 0 11 1 15 3 5 1 9 3 12 6 2 2 3 5 4 8l26 237v1l28 459c4 0 8 1 12 2 5 2 8 4 11 6 3 3 4 5 4 8l29 258v1l27 479c6 0 11 0 15 2 5 2 9 3 12 6 2 3 4 5 4 8l28 516 26 261c5 0 9 0 13 2 5 1 9 3 11 6 3 3 4 5 4 8l29 535 31 242c2 0 4 1 7 2 5 1 8 3 11 6s4 5 4 8l26 520c5 0 8 1 12 2 5 1 8 3 11 6s4 5 4 8l26 539c4 0 8 1 12 2 5 2 9 4 11 6 3 3 4 5 5 8l23 242h2544v17 17h-2573c-6 0-11-1-16-2-5-2-8-4-11-6-3-3-4-5-4-8l-23-242c-5 0-9-1-14-2-5-2-8-4-11-7-3-2-4-5-4-8l-25-538c-4-1-8-1-12-2-5-2-8-4-11-7-3-2-4-5-4-8l-27-520c-1 0-3-1-5-2-5-1-9-3-11-6-3-2-4-4-4-7l-34-258-27-519c-5 0-9-1-13-2-5-2-8-4-11-7-3-2-4-5-4-7l-27-278-28-499c-5 0-10-1-15-2-5-2-8-4-11-7-3-2-4-5-4-8l-29-495-26-242c-5 0-9-1-13-2-5-2-8-4-11-6-3-3-4-5-4-8l-30-476-24-221h-1c-5 0-10-1-15-2-5-2-8-4-11-7-3-2-4-5-4-7l-81-694-106-833-148-753-77-476-50-297-102-496-76-297-25-78-104-237-49-76-14-11h-47l-64 49-24 95c0 1 0 2 0 2l-26 60c-1 1-2 3-4 4-2 3-6 5-11 7-5 1-10 2-15 2h-1l-20 45-25 236c-1 3-2 5-4 7-3 3-7 5-12 7-4 1-9 2-14 2l-21 84c-1 3-2 5-4 7-3 2-7 4-12 6-4 2-9 2-15 2l-21 84-26 237v1l-25 119c-1 2-2 4-4 7-3 2-7 4-11 6-5 1-9 2-14 2l-49 262-25 317v1l-26 158c-1 3-2 5-4 7-3 3-6 5-11 7-4 1-8 2-12 2l-25 320c0 1 0 1 0 1l-25 198c0 3-2 5-4 7-3 3-6 5-11 6-4 2-8 3-13 3l-22 162-26 396v1l-49 416c-1 3-2 5-4 8-3 2-7 4-12 6-3 1-6 2-10 2l-24 440c0 3-1 6-4 8-3 3-6 5-11 7-4 1-8 1-12 2l-25 439c0 3-1 6-4 8-3 3-6 5-11 7-4 1-8 1-12 2l-25 696c0 3-1 6-4 9-3 2-6 4-11 6-4 1-8 2-13 2l-24 242c0 3-2 5-4 8-3 2-6 4-11 6-4 1-7 2-11 2l-25 479c0 3-1 6-4 8-3 3-6 5-11 7-4 1-8 2-13 2l-24 241-27 535c0 3-2 6-4 8-3 3-7 5-11 7-4 1-8 2-13 2l-24 241-25 535-52 537c0 2-2 5-4 7-3 3-6 5-11 7-4 1-8 1-12 2l-24 538c0 1 0 1 0 1l-27 258c0 3-2 5-4 8-3 2-7 4-11 6-5 1-10 2-16 2h-2638c-6 0-11-1-16-2-4-2-8-4-11-6-2-3-4-5-4-8l-24-242c-5 0-9-1-14-2-5-2-8-4-11-7-3-2-4-4-4-7l-26-278-27-535-77-798c-4 0-8-1-12-2-5-2-9-4-11-6-3-3-4-5-4-8l-28-535-50-499c-5 0-9-1-14-2-4-2-8-4-11-7-2-2-4-5-4-8l-26-479c-5 0-9-1-13-2-5-2-8-4-11-6-3-3-4-5-4-8l-26-496-25-222c-4 0-8-1-12-2-5-1-8-3-11-6s-4-5-4-8l-25-460c-5 0-8-1-12-2-5-1-8-3-11-6s-4-5-4-8l-26-456-23-202c-4 0-7-1-11-2-4-2-8-4-11-6-2-3-4-5-4-8l-27-416-50-381c-5 0-9 0-13-2-5-1-8-3-11-6s-4-5-4-8l-26-360c-4 0-8-1-12-2-5-2-8-4-11-7-3-2-4-5-4-8l-25-336-48-302c-6 0-10 0-15-2s-8-3-11-6-4-5-4-8l-26-297-23-123c-5 0-9-1-13-2-5-2-8-4-11-6-2-3-4-5-4-8l-24-221c-5-1-10-1-14-3-5-1-8-3-11-6-2-2-4-4-4-6l-26-120-24-183c-5 0-10-1-14-2-5-2-9-4-11-7-3-2-4-4-4-7l-25-162c-5 0-10-1-15-2-4-2-8-4-11-7-2-2-3-4-4-6l-26-118-20-46h-2c-6 0-11 0-16-2s-8-4-11-6c-2-2-3-4-4-6l-23-85h-1c-6 0-10-1-15-2-4-2-7-3-9-5l-27-20c-1 0-2-1-3-1-1-1-1-2-2-3l-19-29h-16l-18 14c-3 1-5 3-9 4-5 2-10 2-15 2h-11l-39 30-25 95c-1 2-2 4-4 6-3 2-6 4-11 6s-10 2-16 2l-22 104c-1 3-2 5-4 7-3 3-7 4-12 6-4 2-8 2-13 2l-25 123c0 3-1 5-4 7-2 3-6 5-11 6-4 2-9 3-14 3l-24 182c0 1 0 1 0 1l-53 219c-1 2-2 4-4 6-3 3-6 5-11 6-4 2-8 2-13 3l-24 221v1l-27 139c-1 2-2 4-4 7-3 2-7 4-11 6-5 1-10 2-15 2l-49 281-25 318c0 2-2 5-4 7-3 3-7 5-12 7-4 1-9 2-14 2l-51 321-26 376v1l-27 198c0 3-1 5-4 7-3 3-6 5-11 7-4 1-8 2-12 2l-50 400-28 198-79 674-309 2756-58 536-84 813-29 536c-1 2-2 5-5 8-2 2-6 4-11 6-5 1-10 2-15 2h-2658c-5 0-10-1-15-2-5-2-8-4-11-6-3-3-4-5-4-8l-25-242c-4 0-7-1-11-2-5-2-8-4-11-7-3-2-4-5-4-8l-30-538c-5 0-9-1-14-2-5-2-8-4-11-7-3-2-4-5-4-8l-25-519c-5-1-9-1-13-3-5-1-9-3-11-6-3-2-4-5-4-7l-28-258-26-519c-4 0-8-1-11-2-5-2-9-4-12-7-2-2-4-5-4-8l-28-535-25-241c-4 0-8-1-12-2-5-2-8-4-11-7-3-2-4-5-4-8l-25-479c-4 0-8-1-12-2-5-2-8-4-11-6-3-3-4-5-4-8l-26-258-25-476-25-237-48-440c-4-1-7-1-11-2-5-2-9-4-11-7-3-2-4-5-5-8l-25-456-23-182c-5 0-9-1-13-2-5-2-8-4-11-6-3-3-4-5-4-8l-26-416-23-183c-4 0-8-1-12-2-5-1-8-3-11-6s-4-5-4-8l-26-376-73-480c-5 0-9-1-13-2-5-2-9-4-12-6-2-3-4-5-4-8l-24-301c-5 0-9-1-12-2-5-2-9-4-12-6-2-3-4-5-4-8l-24-262c-4 0-8-1-11-2-5-2-9-4-12-6-2-3-3-5-4-8l-24-222c-4 0-7 0-11-2-5-1-9-3-11-6-3-2-4-5-4-7l-26-218-52-198-25-78-20-46h-2c-5 0-10 0-15-2s-9-3-11-6c-2-2-3-3-4-5l-26-59c0-1 0-2 0-2l-23-104c-5 0-10-1-14-3-5-1-9-3-11-6-2-1-3-3-4-4l-24-57-13-10h-12c-6 0-10 0-15-2-4-1-7-3-10-5l-14-11-68 51c-2 2-5 3-9 5-4 1-9 2-14 2l-23 85v1l-51 119c-1 2-2 3-4 5-2 3-6 4-11 6-4 1-8 2-12 2l-25 123c0 1 0 1 0 1l-26 99c0 3-2 4-4 6-2 3-6 5-11 7-4 1-8 2-13 2l-24 183c0 2-1 5-4 7-2 3-6 5-11 6-4 2-9 2-14 2l-23 104-26 237-24 278c-1 3-2 5-5 8-2 2-6 4-11 6-5 1-9 2-15 2h-22l-24 301-25 159c-1 3-2 5-4 7-3 3-7 5-11 7-4 1-8 2-13 2l-50 321-25 376-51 397c0 3-2 5-4 7-3 3-6 5-11 7-4 1-8 1-12 2l-23 202-26 416c0 3-1 5-4 8-2 3-6 5-11 6-4 1-7 2-11 2l-24 222-26 456v1l-26 237c-1 3-2 5-5 8-2 3-6 5-11 6-3 1-7 2-10 2l-24 460-51 496c0 3-2 5-4 7-3 3-6 5-11 7-4 1-7 2-11 2l-24 242-24 515-25 278c-1 2-2 5-4 7-3 3-7 5-12 7-3 1-7 1-11 2l-24 241-26 535-77 814c0 1 0 1 0 1l-53 535c-1 3-2 5-4 8-3 2-7 4-12 6-4 1-9 2-15 2h-1671v-34z">
          <text:p/>
        </draw:path>
        <draw:custom-shape draw:style-name="gr27" draw:text-style-name="P22" draw:layer="layout" svg:width="2.54cm" svg:height="1.905cm" svg:x="38.354cm" svg:y="11.15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stroke-dash30" draw:style="rect" draw:dots1="1" draw:dots1-length="0.195cm" draw:distance="0.08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3.654cm" fo:margin-left="0.808cm" fo:margin-right="2.625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0-13T19:30:10.343211261</dc:date>
    <meta:editing-duration>PT18M22S</meta:editing-duration>
    <meta:editing-cycles>6</meta:editing-cycles>
    <meta:generator>LibreOffice/6.0.7.3$Linux_X86_64 LibreOffice_project/00m0$Build-3</meta:generator>
    <meta:document-statistic meta:object-count="66"/>
  </office:meta>
</office:document-meta>
</file>